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goog.csv">
        <table:table-row>
          <table:table-cell office:value-type="string">
            <text:p>﻿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</table:table-row>
        <table:table-row>
          <table:table-cell office:value-type="string">
            <text:p>3-Jul-17</text:p>
          </table:table-cell>
          <table:table-cell office:value="912.18" office:value-type="float">
            <text:p>912.18</text:p>
          </table:table-cell>
          <table:table-cell office:value="913.94" office:value-type="float">
            <text:p>913.94</text:p>
          </table:table-cell>
          <table:table-cell office:value="894.79" office:value-type="float">
            <text:p>894.79</text:p>
          </table:table-cell>
          <table:table-cell office:value="898.7" office:value-type="float">
            <text:p>898.7</text:p>
          </table:table-cell>
          <table:table-cell office:value="1710373" office:value-type="float">
            <text:p>1710373</text:p>
          </table:table-cell>
        </table:table-row>
        <table:table-row>
          <table:table-cell office:value-type="string">
            <text:p>30-Jun-17</text:p>
          </table:table-cell>
          <table:table-cell office:value="926.05" office:value-type="float">
            <text:p>926.05</text:p>
          </table:table-cell>
          <table:table-cell office:value="926.05" office:value-type="float">
            <text:p>926.05</text:p>
          </table:table-cell>
          <table:table-cell office:value="908.31" office:value-type="float">
            <text:p>908.31</text:p>
          </table:table-cell>
          <table:table-cell office:value="908.73" office:value-type="float">
            <text:p>908.73</text:p>
          </table:table-cell>
          <table:table-cell office:value="2090226" office:value-type="float">
            <text:p>2090226</text:p>
          </table:table-cell>
        </table:table-row>
        <table:table-row>
          <table:table-cell office:value-type="string">
            <text:p>29-Jun-17</text:p>
          </table:table-cell>
          <table:table-cell office:value="929.92" office:value-type="float">
            <text:p>929.92</text:p>
          </table:table-cell>
          <table:table-cell office:value="931.26" office:value-type="float">
            <text:p>931.26</text:p>
          </table:table-cell>
          <table:table-cell office:value="910.62" office:value-type="float">
            <text:p>910.62</text:p>
          </table:table-cell>
          <table:table-cell office:value="917.79" office:value-type="float">
            <text:p>917.79</text:p>
          </table:table-cell>
          <table:table-cell office:value="3299176" office:value-type="float">
            <text:p>3299176</text:p>
          </table:table-cell>
        </table:table-row>
        <table:table-row>
          <table:table-cell office:value-type="string">
            <text:p>28-Jun-17</text:p>
          </table:table-cell>
          <table:table-cell office:value="929.0" office:value-type="float">
            <text:p>929.0</text:p>
          </table:table-cell>
          <table:table-cell office:value="942.75" office:value-type="float">
            <text:p>942.75</text:p>
          </table:table-cell>
          <table:table-cell office:value="916.0" office:value-type="float">
            <text:p>916.0</text:p>
          </table:table-cell>
          <table:table-cell office:value="940.49" office:value-type="float">
            <text:p>940.49</text:p>
          </table:table-cell>
          <table:table-cell office:value="2721406" office:value-type="float">
            <text:p>2721406</text:p>
          </table:table-cell>
        </table:table-row>
        <table:table-row>
          <table:table-cell office:value-type="string">
            <text:p>27-Jun-17</text:p>
          </table:table-cell>
          <table:table-cell office:value="942.46" office:value-type="float">
            <text:p>942.46</text:p>
          </table:table-cell>
          <table:table-cell office:value="948.29" office:value-type="float">
            <text:p>948.29</text:p>
          </table:table-cell>
          <table:table-cell office:value="926.85" office:value-type="float">
            <text:p>926.85</text:p>
          </table:table-cell>
          <table:table-cell office:value="927.33" office:value-type="float">
            <text:p>927.33</text:p>
          </table:table-cell>
          <table:table-cell office:value="2579930" office:value-type="float">
            <text:p>2579930</text:p>
          </table:table-cell>
        </table:table-row>
        <table:table-row>
          <table:table-cell office:value-type="string">
            <text:p>26-Jun-17</text:p>
          </table:table-cell>
          <table:table-cell office:value="969.9" office:value-type="float">
            <text:p>969.9</text:p>
          </table:table-cell>
          <table:table-cell office:value="973.31" office:value-type="float">
            <text:p>973.31</text:p>
          </table:table-cell>
          <table:table-cell office:value="950.79" office:value-type="float">
            <text:p>950.79</text:p>
          </table:table-cell>
          <table:table-cell office:value="952.27" office:value-type="float">
            <text:p>952.27</text:p>
          </table:table-cell>
          <table:table-cell office:value="1598355" office:value-type="float">
            <text:p>1598355</text:p>
          </table:table-cell>
        </table:table-row>
        <table:table-row>
          <table:table-cell office:value-type="string">
            <text:p>23-Jun-17</text:p>
          </table:table-cell>
          <table:table-cell office:value="956.83" office:value-type="float">
            <text:p>956.83</text:p>
          </table:table-cell>
          <table:table-cell office:value="966.0" office:value-type="float">
            <text:p>966.0</text:p>
          </table:table-cell>
          <table:table-cell office:value="954.2" office:value-type="float">
            <text:p>954.2</text:p>
          </table:table-cell>
          <table:table-cell office:value="965.59" office:value-type="float">
            <text:p>965.59</text:p>
          </table:table-cell>
          <table:table-cell office:value="1527856" office:value-type="float">
            <text:p>1527856</text:p>
          </table:table-cell>
        </table:table-row>
        <table:table-row>
          <table:table-cell office:value-type="string">
            <text:p>22-Jun-17</text:p>
          </table:table-cell>
          <table:table-cell office:value="958.7" office:value-type="float">
            <text:p>958.7</text:p>
          </table:table-cell>
          <table:table-cell office:value="960.72" office:value-type="float">
            <text:p>960.72</text:p>
          </table:table-cell>
          <table:table-cell office:value="954.55" office:value-type="float">
            <text:p>954.55</text:p>
          </table:table-cell>
          <table:table-cell office:value="957.09" office:value-type="float">
            <text:p>957.09</text:p>
          </table:table-cell>
          <table:table-cell office:value="941958" office:value-type="float">
            <text:p>941958</text:p>
          </table:table-cell>
        </table:table-row>
        <table:table-row>
          <table:table-cell office:value-type="string">
            <text:p>21-Jun-17</text:p>
          </table:table-cell>
          <table:table-cell office:value="953.64" office:value-type="float">
            <text:p>953.64</text:p>
          </table:table-cell>
          <table:table-cell office:value="960.1" office:value-type="float">
            <text:p>960.1</text:p>
          </table:table-cell>
          <table:table-cell office:value="950.76" office:value-type="float">
            <text:p>950.76</text:p>
          </table:table-cell>
          <table:table-cell office:value="959.45" office:value-type="float">
            <text:p>959.45</text:p>
          </table:table-cell>
          <table:table-cell office:value="1202233" office:value-type="float">
            <text:p>1202233</text:p>
          </table:table-cell>
        </table:table-row>
        <table:table-row>
          <table:table-cell office:value-type="string">
            <text:p>20-Jun-17</text:p>
          </table:table-cell>
          <table:table-cell office:value="957.52" office:value-type="float">
            <text:p>957.52</text:p>
          </table:table-cell>
          <table:table-cell office:value="961.62" office:value-type="float">
            <text:p>961.62</text:p>
          </table:table-cell>
          <table:table-cell office:value="950.01" office:value-type="float">
            <text:p>950.01</text:p>
          </table:table-cell>
          <table:table-cell office:value="950.63" office:value-type="float">
            <text:p>950.63</text:p>
          </table:table-cell>
          <table:table-cell office:value="1125990" office:value-type="float">
            <text:p>1125990</text:p>
          </table:table-cell>
        </table:table-row>
        <table:table-row>
          <table:table-cell office:value-type="string">
            <text:p>19-Jun-17</text:p>
          </table:table-cell>
          <table:table-cell office:value="949.96" office:value-type="float">
            <text:p>949.96</text:p>
          </table:table-cell>
          <table:table-cell office:value="959.99" office:value-type="float">
            <text:p>959.99</text:p>
          </table:table-cell>
          <table:table-cell office:value="949.05" office:value-type="float">
            <text:p>949.05</text:p>
          </table:table-cell>
          <table:table-cell office:value="957.37" office:value-type="float">
            <text:p>957.37</text:p>
          </table:table-cell>
          <table:table-cell office:value="1533336" office:value-type="float">
            <text:p>1533336</text:p>
          </table:table-cell>
        </table:table-row>
        <table:table-row>
          <table:table-cell office:value-type="string">
            <text:p>16-Jun-17</text:p>
          </table:table-cell>
          <table:table-cell office:value="940.0" office:value-type="float">
            <text:p>940.0</text:p>
          </table:table-cell>
          <table:table-cell office:value="942.04" office:value-type="float">
            <text:p>942.04</text:p>
          </table:table-cell>
          <table:table-cell office:value="931.6" office:value-type="float">
            <text:p>931.6</text:p>
          </table:table-cell>
          <table:table-cell office:value="939.78" office:value-type="float">
            <text:p>939.78</text:p>
          </table:table-cell>
          <table:table-cell office:value="3094711" office:value-type="float">
            <text:p>3094711</text:p>
          </table:table-cell>
        </table:table-row>
        <table:table-row>
          <table:table-cell office:value-type="string">
            <text:p>15-Jun-17</text:p>
          </table:table-cell>
          <table:table-cell office:value="933.97" office:value-type="float">
            <text:p>933.97</text:p>
          </table:table-cell>
          <table:table-cell office:value="943.34" office:value-type="float">
            <text:p>943.34</text:p>
          </table:table-cell>
          <table:table-cell office:value="924.44" office:value-type="float">
            <text:p>924.44</text:p>
          </table:table-cell>
          <table:table-cell office:value="942.31" office:value-type="float">
            <text:p>942.31</text:p>
          </table:table-cell>
          <table:table-cell office:value="2133050" office:value-type="float">
            <text:p>2133050</text:p>
          </table:table-cell>
        </table:table-row>
        <table:table-row>
          <table:table-cell office:value-type="string">
            <text:p>14-Jun-17</text:p>
          </table:table-cell>
          <table:table-cell office:value="959.92" office:value-type="float">
            <text:p>959.92</text:p>
          </table:table-cell>
          <table:table-cell office:value="961.15" office:value-type="float">
            <text:p>961.15</text:p>
          </table:table-cell>
          <table:table-cell office:value="942.25" office:value-type="float">
            <text:p>942.25</text:p>
          </table:table-cell>
          <table:table-cell office:value="950.76" office:value-type="float">
            <text:p>950.76</text:p>
          </table:table-cell>
          <table:table-cell office:value="1489715" office:value-type="float">
            <text:p>1489715</text:p>
          </table:table-cell>
        </table:table-row>
        <table:table-row>
          <table:table-cell office:value-type="string">
            <text:p>13-Jun-17</text:p>
          </table:table-cell>
          <table:table-cell office:value="951.91" office:value-type="float">
            <text:p>951.91</text:p>
          </table:table-cell>
          <table:table-cell office:value="959.98" office:value-type="float">
            <text:p>959.98</text:p>
          </table:table-cell>
          <table:table-cell office:value="944.09" office:value-type="float">
            <text:p>944.09</text:p>
          </table:table-cell>
          <table:table-cell office:value="953.4" office:value-type="float">
            <text:p>953.4</text:p>
          </table:table-cell>
          <table:table-cell office:value="2013337" office:value-type="float">
            <text:p>2013337</text:p>
          </table:table-cell>
        </table:table-row>
        <table:table-row>
          <table:table-cell office:value-type="string">
            <text:p>12-Jun-17</text:p>
          </table:table-cell>
          <table:table-cell office:value="939.56" office:value-type="float">
            <text:p>939.56</text:p>
          </table:table-cell>
          <table:table-cell office:value="949.36" office:value-type="float">
            <text:p>949.36</text:p>
          </table:table-cell>
          <table:table-cell office:value="915.23" office:value-type="float">
            <text:p>915.23</text:p>
          </table:table-cell>
          <table:table-cell office:value="942.9" office:value-type="float">
            <text:p>942.9</text:p>
          </table:table-cell>
          <table:table-cell office:value="3763529" office:value-type="float">
            <text:p>3763529</text:p>
          </table:table-cell>
        </table:table-row>
        <table:table-row>
          <table:table-cell office:value-type="string">
            <text:p>9-Jun-17</text:p>
          </table:table-cell>
          <table:table-cell office:value="984.5" office:value-type="float">
            <text:p>984.5</text:p>
          </table:table-cell>
          <table:table-cell office:value="984.5" office:value-type="float">
            <text:p>984.5</text:p>
          </table:table-cell>
          <table:table-cell office:value="935.63" office:value-type="float">
            <text:p>935.63</text:p>
          </table:table-cell>
          <table:table-cell office:value="949.83" office:value-type="float">
            <text:p>949.83</text:p>
          </table:table-cell>
          <table:table-cell office:value="3309389" office:value-type="float">
            <text:p>3309389</text:p>
          </table:table-cell>
        </table:table-row>
        <table:table-row>
          <table:table-cell office:value-type="string">
            <text:p>8-Jun-17</text:p>
          </table:table-cell>
          <table:table-cell office:value="982.35" office:value-type="float">
            <text:p>982.35</text:p>
          </table:table-cell>
          <table:table-cell office:value="984.57" office:value-type="float">
            <text:p>984.57</text:p>
          </table:table-cell>
          <table:table-cell office:value="977.2" office:value-type="float">
            <text:p>977.2</text:p>
          </table:table-cell>
          <table:table-cell office:value="983.41" office:value-type="float">
            <text:p>983.41</text:p>
          </table:table-cell>
          <table:table-cell office:value="1481916" office:value-type="float">
            <text:p>1481916</text:p>
          </table:table-cell>
        </table:table-row>
        <table:table-row>
          <table:table-cell office:value-type="string">
            <text:p>7-Jun-17</text:p>
          </table:table-cell>
          <table:table-cell office:value="979.65" office:value-type="float">
            <text:p>979.65</text:p>
          </table:table-cell>
          <table:table-cell office:value="984.15" office:value-type="float">
            <text:p>984.15</text:p>
          </table:table-cell>
          <table:table-cell office:value="975.77" office:value-type="float">
            <text:p>975.77</text:p>
          </table:table-cell>
          <table:table-cell office:value="981.08" office:value-type="float">
            <text:p>981.08</text:p>
          </table:table-cell>
          <table:table-cell office:value="1453874" office:value-type="float">
            <text:p>1453874</text:p>
          </table:table-cell>
        </table:table-row>
        <table:table-row>
          <table:table-cell office:value-type="string">
            <text:p>6-Jun-17</text:p>
          </table:table-cell>
          <table:table-cell office:value="983.16" office:value-type="float">
            <text:p>983.16</text:p>
          </table:table-cell>
          <table:table-cell office:value="988.25" office:value-type="float">
            <text:p>988.25</text:p>
          </table:table-cell>
          <table:table-cell office:value="975.14" office:value-type="float">
            <text:p>975.14</text:p>
          </table:table-cell>
          <table:table-cell office:value="976.57" office:value-type="float">
            <text:p>976.57</text:p>
          </table:table-cell>
          <table:table-cell office:value="1814624" office:value-type="float">
            <text:p>1814624</text:p>
          </table:table-cell>
        </table:table-row>
        <table:table-row>
          <table:table-cell office:value-type="string">
            <text:p>5-Jun-17</text:p>
          </table:table-cell>
          <table:table-cell office:value="976.55" office:value-type="float">
            <text:p>976.55</text:p>
          </table:table-cell>
          <table:table-cell office:value="986.91" office:value-type="float">
            <text:p>986.91</text:p>
          </table:table-cell>
          <table:table-cell office:value="975.1" office:value-type="float">
            <text:p>975.1</text:p>
          </table:table-cell>
          <table:table-cell office:value="983.68" office:value-type="float">
            <text:p>983.68</text:p>
          </table:table-cell>
          <table:table-cell office:value="1252106" office:value-type="float">
            <text:p>1252106</text:p>
          </table:table-cell>
        </table:table-row>
        <table:table-row>
          <table:table-cell office:value-type="string">
            <text:p>2-Jun-17</text:p>
          </table:table-cell>
          <table:table-cell office:value="969.46" office:value-type="float">
            <text:p>969.46</text:p>
          </table:table-cell>
          <table:table-cell office:value="975.88" office:value-type="float">
            <text:p>975.88</text:p>
          </table:table-cell>
          <table:table-cell office:value="966.0" office:value-type="float">
            <text:p>966.0</text:p>
          </table:table-cell>
          <table:table-cell office:value="975.6" office:value-type="float">
            <text:p>975.6</text:p>
          </table:table-cell>
          <table:table-cell office:value="1750955" office:value-type="float">
            <text:p>1750955</text:p>
          </table:table-cell>
        </table:table-row>
        <table:table-row>
          <table:table-cell office:value-type="string">
            <text:p>1-Jun-17</text:p>
          </table:table-cell>
          <table:table-cell office:value="968.95" office:value-type="float">
            <text:p>968.95</text:p>
          </table:table-cell>
          <table:table-cell office:value="971.5" office:value-type="float">
            <text:p>971.5</text:p>
          </table:table-cell>
          <table:table-cell office:value="960.01" office:value-type="float">
            <text:p>960.01</text:p>
          </table:table-cell>
          <table:table-cell office:value="966.95" office:value-type="float">
            <text:p>966.95</text:p>
          </table:table-cell>
          <table:table-cell office:value="1410458" office:value-type="float">
            <text:p>1410458</text:p>
          </table:table-cell>
        </table:table-row>
        <table:table-row>
          <table:table-cell office:value-type="string">
            <text:p>31-May-17</text:p>
          </table:table-cell>
          <table:table-cell office:value="975.02" office:value-type="float">
            <text:p>975.02</text:p>
          </table:table-cell>
          <table:table-cell office:value="979.27" office:value-type="float">
            <text:p>979.27</text:p>
          </table:table-cell>
          <table:table-cell office:value="960.18" office:value-type="float">
            <text:p>960.18</text:p>
          </table:table-cell>
          <table:table-cell office:value="964.86" office:value-type="float">
            <text:p>964.86</text:p>
          </table:table-cell>
          <table:table-cell office:value="2448067" office:value-type="float">
            <text:p>2448067</text:p>
          </table:table-cell>
        </table:table-row>
        <table:table-row>
          <table:table-cell office:value-type="string">
            <text:p>30-May-17</text:p>
          </table:table-cell>
          <table:table-cell office:value="970.31" office:value-type="float">
            <text:p>970.31</text:p>
          </table:table-cell>
          <table:table-cell office:value="976.2" office:value-type="float">
            <text:p>976.2</text:p>
          </table:table-cell>
          <table:table-cell office:value="969.49" office:value-type="float">
            <text:p>969.49</text:p>
          </table:table-cell>
          <table:table-cell office:value="975.88" office:value-type="float">
            <text:p>975.88</text:p>
          </table:table-cell>
          <table:table-cell office:value="1466654" office:value-type="float">
            <text:p>1466654</text:p>
          </table:table-cell>
        </table:table-row>
        <table:table-row>
          <table:table-cell office:value-type="string">
            <text:p>26-May-17</text:p>
          </table:table-cell>
          <table:table-cell office:value="969.7" office:value-type="float">
            <text:p>969.7</text:p>
          </table:table-cell>
          <table:table-cell office:value="974.98" office:value-type="float">
            <text:p>974.98</text:p>
          </table:table-cell>
          <table:table-cell office:value="965.03" office:value-type="float">
            <text:p>965.03</text:p>
          </table:table-cell>
          <table:table-cell office:value="971.47" office:value-type="float">
            <text:p>971.47</text:p>
          </table:table-cell>
          <table:table-cell office:value="1252010" office:value-type="float">
            <text:p>1252010</text:p>
          </table:table-cell>
        </table:table-row>
        <table:table-row>
          <table:table-cell office:value-type="string">
            <text:p>25-May-17</text:p>
          </table:table-cell>
          <table:table-cell office:value="957.33" office:value-type="float">
            <text:p>957.33</text:p>
          </table:table-cell>
          <table:table-cell office:value="972.63" office:value-type="float">
            <text:p>972.63</text:p>
          </table:table-cell>
          <table:table-cell office:value="955.47" office:value-type="float">
            <text:p>955.47</text:p>
          </table:table-cell>
          <table:table-cell office:value="969.54" office:value-type="float">
            <text:p>969.54</text:p>
          </table:table-cell>
          <table:table-cell office:value="1660474" office:value-type="float">
            <text:p>1660474</text:p>
          </table:table-cell>
        </table:table-row>
        <table:table-row>
          <table:table-cell office:value-type="string">
            <text:p>24-May-17</text:p>
          </table:table-cell>
          <table:table-cell office:value="952.98" office:value-type="float">
            <text:p>952.98</text:p>
          </table:table-cell>
          <table:table-cell office:value="955.09" office:value-type="float">
            <text:p>955.09</text:p>
          </table:table-cell>
          <table:table-cell office:value="949.5" office:value-type="float">
            <text:p>949.5</text:p>
          </table:table-cell>
          <table:table-cell office:value="954.96" office:value-type="float">
            <text:p>954.96</text:p>
          </table:table-cell>
          <table:table-cell office:value="1034199" office:value-type="float">
            <text:p>1034199</text:p>
          </table:table-cell>
        </table:table-row>
        <table:table-row>
          <table:table-cell office:value-type="string">
            <text:p>23-May-17</text:p>
          </table:table-cell>
          <table:table-cell office:value="947.92" office:value-type="float">
            <text:p>947.92</text:p>
          </table:table-cell>
          <table:table-cell office:value="951.47" office:value-type="float">
            <text:p>951.47</text:p>
          </table:table-cell>
          <table:table-cell office:value="942.58" office:value-type="float">
            <text:p>942.58</text:p>
          </table:table-cell>
          <table:table-cell office:value="948.82" office:value-type="float">
            <text:p>948.82</text:p>
          </table:table-cell>
          <table:table-cell office:value="1270817" office:value-type="float">
            <text:p>1270817</text:p>
          </table:table-cell>
        </table:table-row>
        <table:table-row>
          <table:table-cell office:value-type="string">
            <text:p>22-May-17</text:p>
          </table:table-cell>
          <table:table-cell office:value="935.0" office:value-type="float">
            <text:p>935.0</text:p>
          </table:table-cell>
          <table:table-cell office:value="941.88" office:value-type="float">
            <text:p>941.88</text:p>
          </table:table-cell>
          <table:table-cell office:value="935.0" office:value-type="float">
            <text:p>935.0</text:p>
          </table:table-cell>
          <table:table-cell office:value="941.86" office:value-type="float">
            <text:p>941.86</text:p>
          </table:table-cell>
          <table:table-cell office:value="1120385" office:value-type="float">
            <text:p>1120385</text:p>
          </table:table-cell>
        </table:table-row>
        <table:table-row>
          <table:table-cell office:value-type="string">
            <text:p>19-May-17</text:p>
          </table:table-cell>
          <table:table-cell office:value="931.47" office:value-type="float">
            <text:p>931.47</text:p>
          </table:table-cell>
          <table:table-cell office:value="937.76" office:value-type="float">
            <text:p>937.76</text:p>
          </table:table-cell>
          <table:table-cell office:value="931.0" office:value-type="float">
            <text:p>931.0</text:p>
          </table:table-cell>
          <table:table-cell office:value="934.01" office:value-type="float">
            <text:p>934.01</text:p>
          </table:table-cell>
          <table:table-cell office:value="1393024" office:value-type="float">
            <text:p>1393024</text:p>
          </table:table-cell>
        </table:table-row>
        <table:table-row>
          <table:table-cell office:value-type="string">
            <text:p>18-May-17</text:p>
          </table:table-cell>
          <table:table-cell office:value="921.0" office:value-type="float">
            <text:p>921.0</text:p>
          </table:table-cell>
          <table:table-cell office:value="933.17" office:value-type="float">
            <text:p>933.17</text:p>
          </table:table-cell>
          <table:table-cell office:value="918.75" office:value-type="float">
            <text:p>918.75</text:p>
          </table:table-cell>
          <table:table-cell office:value="930.24" office:value-type="float">
            <text:p>930.24</text:p>
          </table:table-cell>
          <table:table-cell office:value="1596897" office:value-type="float">
            <text:p>1596897</text:p>
          </table:table-cell>
        </table:table-row>
        <table:table-row>
          <table:table-cell office:value-type="string">
            <text:p>17-May-17</text:p>
          </table:table-cell>
          <table:table-cell office:value="935.67" office:value-type="float">
            <text:p>935.67</text:p>
          </table:table-cell>
          <table:table-cell office:value="939.33" office:value-type="float">
            <text:p>939.33</text:p>
          </table:table-cell>
          <table:table-cell office:value="918.14" office:value-type="float">
            <text:p>918.14</text:p>
          </table:table-cell>
          <table:table-cell office:value="919.62" office:value-type="float">
            <text:p>919.62</text:p>
          </table:table-cell>
          <table:table-cell office:value="2362072" office:value-type="float">
            <text:p>2362072</text:p>
          </table:table-cell>
        </table:table-row>
        <table:table-row>
          <table:table-cell office:value-type="string">
            <text:p>16-May-17</text:p>
          </table:table-cell>
          <table:table-cell office:value="940.0" office:value-type="float">
            <text:p>940.0</text:p>
          </table:table-cell>
          <table:table-cell office:value="943.11" office:value-type="float">
            <text:p>943.11</text:p>
          </table:table-cell>
          <table:table-cell office:value="937.58" office:value-type="float">
            <text:p>937.58</text:p>
          </table:table-cell>
          <table:table-cell office:value="943.0" office:value-type="float">
            <text:p>943.0</text:p>
          </table:table-cell>
          <table:table-cell office:value="969479" office:value-type="float">
            <text:p>969479</text:p>
          </table:table-cell>
        </table:table-row>
        <table:table-row>
          <table:table-cell office:value-type="string">
            <text:p>15-May-17</text:p>
          </table:table-cell>
          <table:table-cell office:value="932.95" office:value-type="float">
            <text:p>932.95</text:p>
          </table:table-cell>
          <table:table-cell office:value="938.25" office:value-type="float">
            <text:p>938.25</text:p>
          </table:table-cell>
          <table:table-cell office:value="929.34" office:value-type="float">
            <text:p>929.34</text:p>
          </table:table-cell>
          <table:table-cell office:value="937.08" office:value-type="float">
            <text:p>937.08</text:p>
          </table:table-cell>
          <table:table-cell office:value="1108496" office:value-type="float">
            <text:p>1108496</text:p>
          </table:table-cell>
        </table:table-row>
        <table:table-row>
          <table:table-cell office:value-type="string">
            <text:p>12-May-17</text:p>
          </table:table-cell>
          <table:table-cell office:value="931.53" office:value-type="float">
            <text:p>931.53</text:p>
          </table:table-cell>
          <table:table-cell office:value="933.44" office:value-type="float">
            <text:p>933.44</text:p>
          </table:table-cell>
          <table:table-cell office:value="927.85" office:value-type="float">
            <text:p>927.85</text:p>
          </table:table-cell>
          <table:table-cell office:value="932.22" office:value-type="float">
            <text:p>932.22</text:p>
          </table:table-cell>
          <table:table-cell office:value="1050601" office:value-type="float">
            <text:p>1050601</text:p>
          </table:table-cell>
        </table:table-row>
        <table:table-row>
          <table:table-cell office:value-type="string">
            <text:p>11-May-17</text:p>
          </table:table-cell>
          <table:table-cell office:value="925.32" office:value-type="float">
            <text:p>925.32</text:p>
          </table:table-cell>
          <table:table-cell office:value="932.53" office:value-type="float">
            <text:p>932.53</text:p>
          </table:table-cell>
          <table:table-cell office:value="923.03" office:value-type="float">
            <text:p>923.03</text:p>
          </table:table-cell>
          <table:table-cell office:value="930.6" office:value-type="float">
            <text:p>930.6</text:p>
          </table:table-cell>
          <table:table-cell office:value="835386" office:value-type="float">
            <text:p>835386</text:p>
          </table:table-cell>
        </table:table-row>
        <table:table-row>
          <table:table-cell office:value-type="string">
            <text:p>10-May-17</text:p>
          </table:table-cell>
          <table:table-cell office:value="931.98" office:value-type="float">
            <text:p>931.98</text:p>
          </table:table-cell>
          <table:table-cell office:value="932.0" office:value-type="float">
            <text:p>932.0</text:p>
          </table:table-cell>
          <table:table-cell office:value="925.16" office:value-type="float">
            <text:p>925.16</text:p>
          </table:table-cell>
          <table:table-cell office:value="928.78" office:value-type="float">
            <text:p>928.78</text:p>
          </table:table-cell>
          <table:table-cell office:value="1173925" office:value-type="float">
            <text:p>1173925</text:p>
          </table:table-cell>
        </table:table-row>
        <table:table-row>
          <table:table-cell office:value-type="string">
            <text:p>9-May-17</text:p>
          </table:table-cell>
          <table:table-cell office:value="936.95" office:value-type="float">
            <text:p>936.95</text:p>
          </table:table-cell>
          <table:table-cell office:value="937.5" office:value-type="float">
            <text:p>937.5</text:p>
          </table:table-cell>
          <table:table-cell office:value="929.53" office:value-type="float">
            <text:p>929.53</text:p>
          </table:table-cell>
          <table:table-cell office:value="932.17" office:value-type="float">
            <text:p>932.17</text:p>
          </table:table-cell>
          <table:table-cell office:value="1581809" office:value-type="float">
            <text:p>1581809</text:p>
          </table:table-cell>
        </table:table-row>
        <table:table-row>
          <table:table-cell office:value-type="string">
            <text:p>8-May-17</text:p>
          </table:table-cell>
          <table:table-cell office:value="926.12" office:value-type="float">
            <text:p>926.12</text:p>
          </table:table-cell>
          <table:table-cell office:value="936.92" office:value-type="float">
            <text:p>936.92</text:p>
          </table:table-cell>
          <table:table-cell office:value="925.26" office:value-type="float">
            <text:p>925.26</text:p>
          </table:table-cell>
          <table:table-cell office:value="934.3" office:value-type="float">
            <text:p>934.3</text:p>
          </table:table-cell>
          <table:table-cell office:value="1329825" office:value-type="float">
            <text:p>1329825</text:p>
          </table:table-cell>
        </table:table-row>
        <table:table-row>
          <table:table-cell office:value-type="string">
            <text:p>5-May-17</text:p>
          </table:table-cell>
          <table:table-cell office:value="933.54" office:value-type="float">
            <text:p>933.54</text:p>
          </table:table-cell>
          <table:table-cell office:value="934.9" office:value-type="float">
            <text:p>934.9</text:p>
          </table:table-cell>
          <table:table-cell office:value="925.2" office:value-type="float">
            <text:p>925.2</text:p>
          </table:table-cell>
          <table:table-cell office:value="927.13" office:value-type="float">
            <text:p>927.13</text:p>
          </table:table-cell>
          <table:table-cell office:value="1911275" office:value-type="float">
            <text:p>1911275</text:p>
          </table:table-cell>
        </table:table-row>
        <table:table-row>
          <table:table-cell office:value-type="string">
            <text:p>4-May-17</text:p>
          </table:table-cell>
          <table:table-cell office:value="926.07" office:value-type="float">
            <text:p>926.07</text:p>
          </table:table-cell>
          <table:table-cell office:value="935.93" office:value-type="float">
            <text:p>935.93</text:p>
          </table:table-cell>
          <table:table-cell office:value="924.59" office:value-type="float">
            <text:p>924.59</text:p>
          </table:table-cell>
          <table:table-cell office:value="931.66" office:value-type="float">
            <text:p>931.66</text:p>
          </table:table-cell>
          <table:table-cell office:value="1422144" office:value-type="float">
            <text:p>1422144</text:p>
          </table:table-cell>
        </table:table-row>
        <table:table-row>
          <table:table-cell office:value-type="string">
            <text:p>3-May-17</text:p>
          </table:table-cell>
          <table:table-cell office:value="914.86" office:value-type="float">
            <text:p>914.86</text:p>
          </table:table-cell>
          <table:table-cell office:value="928.1" office:value-type="float">
            <text:p>928.1</text:p>
          </table:table-cell>
          <table:table-cell office:value="912.54" office:value-type="float">
            <text:p>912.54</text:p>
          </table:table-cell>
          <table:table-cell office:value="927.04" office:value-type="float">
            <text:p>927.04</text:p>
          </table:table-cell>
          <table:table-cell office:value="1499532" office:value-type="float">
            <text:p>1499532</text:p>
          </table:table-cell>
        </table:table-row>
        <table:table-row>
          <table:table-cell office:value-type="string">
            <text:p>2-May-17</text:p>
          </table:table-cell>
          <table:table-cell office:value="909.62" office:value-type="float">
            <text:p>909.62</text:p>
          </table:table-cell>
          <table:table-cell office:value="920.77" office:value-type="float">
            <text:p>920.77</text:p>
          </table:table-cell>
          <table:table-cell office:value="909.45" office:value-type="float">
            <text:p>909.45</text:p>
          </table:table-cell>
          <table:table-cell office:value="916.44" office:value-type="float">
            <text:p>916.44</text:p>
          </table:table-cell>
          <table:table-cell office:value="1587219" office:value-type="float">
            <text:p>1587219</text:p>
          </table:table-cell>
        </table:table-row>
        <table:table-row>
          <table:table-cell office:value-type="string">
            <text:p>1-May-17</text:p>
          </table:table-cell>
          <table:table-cell office:value="901.94" office:value-type="float">
            <text:p>901.94</text:p>
          </table:table-cell>
          <table:table-cell office:value="915.68" office:value-type="float">
            <text:p>915.68</text:p>
          </table:table-cell>
          <table:table-cell office:value="901.45" office:value-type="float">
            <text:p>901.45</text:p>
          </table:table-cell>
          <table:table-cell office:value="912.57" office:value-type="float">
            <text:p>912.57</text:p>
          </table:table-cell>
          <table:table-cell office:value="2115993" office:value-type="float">
            <text:p>2115993</text:p>
          </table:table-cell>
        </table:table-row>
        <table:table-row>
          <table:table-cell office:value-type="string">
            <text:p>28-Apr-17</text:p>
          </table:table-cell>
          <table:table-cell office:value="910.66" office:value-type="float">
            <text:p>910.66</text:p>
          </table:table-cell>
          <table:table-cell office:value="916.85" office:value-type="float">
            <text:p>916.85</text:p>
          </table:table-cell>
          <table:table-cell office:value="905.77" office:value-type="float">
            <text:p>905.77</text:p>
          </table:table-cell>
          <table:table-cell office:value="905.96" office:value-type="float">
            <text:p>905.96</text:p>
          </table:table-cell>
          <table:table-cell office:value="3276255" office:value-type="float">
            <text:p>3276255</text:p>
          </table:table-cell>
        </table:table-row>
        <table:table-row>
          <table:table-cell office:value-type="string">
            <text:p>27-Apr-17</text:p>
          </table:table-cell>
          <table:table-cell office:value="873.6" office:value-type="float">
            <text:p>873.6</text:p>
          </table:table-cell>
          <table:table-cell office:value="875.4" office:value-type="float">
            <text:p>875.4</text:p>
          </table:table-cell>
          <table:table-cell office:value="870.38" office:value-type="float">
            <text:p>870.38</text:p>
          </table:table-cell>
          <table:table-cell office:value="874.25" office:value-type="float">
            <text:p>874.25</text:p>
          </table:table-cell>
          <table:table-cell office:value="2026816" office:value-type="float">
            <text:p>2026816</text:p>
          </table:table-cell>
        </table:table-row>
        <table:table-row>
          <table:table-cell office:value-type="string">
            <text:p>26-Apr-17</text:p>
          </table:table-cell>
          <table:table-cell office:value="874.23" office:value-type="float">
            <text:p>874.23</text:p>
          </table:table-cell>
          <table:table-cell office:value="876.05" office:value-type="float">
            <text:p>876.05</text:p>
          </table:table-cell>
          <table:table-cell office:value="867.75" office:value-type="float">
            <text:p>867.75</text:p>
          </table:table-cell>
          <table:table-cell office:value="871.73" office:value-type="float">
            <text:p>871.73</text:p>
          </table:table-cell>
          <table:table-cell office:value="1237167" office:value-type="float">
            <text:p>1237167</text:p>
          </table:table-cell>
        </table:table-row>
        <table:table-row>
          <table:table-cell office:value-type="string">
            <text:p>25-Apr-17</text:p>
          </table:table-cell>
          <table:table-cell office:value="865.0" office:value-type="float">
            <text:p>865.0</text:p>
          </table:table-cell>
          <table:table-cell office:value="875.0" office:value-type="float">
            <text:p>875.0</text:p>
          </table:table-cell>
          <table:table-cell office:value="862.81" office:value-type="float">
            <text:p>862.81</text:p>
          </table:table-cell>
          <table:table-cell office:value="872.3" office:value-type="float">
            <text:p>872.3</text:p>
          </table:table-cell>
          <table:table-cell office:value="1671972" office:value-type="float">
            <text:p>1671972</text:p>
          </table:table-cell>
        </table:table-row>
        <table:table-row>
          <table:table-cell office:value-type="string">
            <text:p>24-Apr-17</text:p>
          </table:table-cell>
          <table:table-cell office:value="851.2" office:value-type="float">
            <text:p>851.2</text:p>
          </table:table-cell>
          <table:table-cell office:value="863.45" office:value-type="float">
            <text:p>863.45</text:p>
          </table:table-cell>
          <table:table-cell office:value="849.86" office:value-type="float">
            <text:p>849.86</text:p>
          </table:table-cell>
          <table:table-cell office:value="862.76" office:value-type="float">
            <text:p>862.76</text:p>
          </table:table-cell>
          <table:table-cell office:value="1372541" office:value-type="float">
            <text:p>1372541</text:p>
          </table:table-cell>
        </table:table-row>
        <table:table-row>
          <table:table-cell office:value-type="string">
            <text:p>21-Apr-17</text:p>
          </table:table-cell>
          <table:table-cell office:value="842.88" office:value-type="float">
            <text:p>842.88</text:p>
          </table:table-cell>
          <table:table-cell office:value="843.88" office:value-type="float">
            <text:p>843.88</text:p>
          </table:table-cell>
          <table:table-cell office:value="840.6" office:value-type="float">
            <text:p>840.6</text:p>
          </table:table-cell>
          <table:table-cell office:value="843.19" office:value-type="float">
            <text:p>843.19</text:p>
          </table:table-cell>
          <table:table-cell office:value="1323583" office:value-type="float">
            <text:p>1323583</text:p>
          </table:table-cell>
        </table:table-row>
        <table:table-row>
          <table:table-cell office:value-type="string">
            <text:p>20-Apr-17</text:p>
          </table:table-cell>
          <table:table-cell office:value="841.44" office:value-type="float">
            <text:p>841.44</text:p>
          </table:table-cell>
          <table:table-cell office:value="845.2" office:value-type="float">
            <text:p>845.2</text:p>
          </table:table-cell>
          <table:table-cell office:value="839.32" office:value-type="float">
            <text:p>839.32</text:p>
          </table:table-cell>
          <table:table-cell office:value="841.65" office:value-type="float">
            <text:p>841.65</text:p>
          </table:table-cell>
          <table:table-cell office:value="959031" office:value-type="float">
            <text:p>959031</text:p>
          </table:table-cell>
        </table:table-row>
        <table:table-row>
          <table:table-cell office:value-type="string">
            <text:p>19-Apr-17</text:p>
          </table:table-cell>
          <table:table-cell office:value="839.79" office:value-type="float">
            <text:p>839.79</text:p>
          </table:table-cell>
          <table:table-cell office:value="842.22" office:value-type="float">
            <text:p>842.22</text:p>
          </table:table-cell>
          <table:table-cell office:value="836.29" office:value-type="float">
            <text:p>836.29</text:p>
          </table:table-cell>
          <table:table-cell office:value="838.21" office:value-type="float">
            <text:p>838.21</text:p>
          </table:table-cell>
          <table:table-cell office:value="954330" office:value-type="float">
            <text:p>954330</text:p>
          </table:table-cell>
        </table:table-row>
        <table:table-row>
          <table:table-cell office:value-type="string">
            <text:p>18-Apr-17</text:p>
          </table:table-cell>
          <table:table-cell office:value="834.22" office:value-type="float">
            <text:p>834.22</text:p>
          </table:table-cell>
          <table:table-cell office:value="838.93" office:value-type="float">
            <text:p>838.93</text:p>
          </table:table-cell>
          <table:table-cell office:value="832.71" office:value-type="float">
            <text:p>832.71</text:p>
          </table:table-cell>
          <table:table-cell office:value="836.82" office:value-type="float">
            <text:p>836.82</text:p>
          </table:table-cell>
          <table:table-cell office:value="836722" office:value-type="float">
            <text:p>836722</text:p>
          </table:table-cell>
        </table:table-row>
        <table:table-row>
          <table:table-cell office:value-type="string">
            <text:p>17-Apr-17</text:p>
          </table:table-cell>
          <table:table-cell office:value="825.01" office:value-type="float">
            <text:p>825.01</text:p>
          </table:table-cell>
          <table:table-cell office:value="837.75" office:value-type="float">
            <text:p>837.75</text:p>
          </table:table-cell>
          <table:table-cell office:value="824.47" office:value-type="float">
            <text:p>824.47</text:p>
          </table:table-cell>
          <table:table-cell office:value="837.17" office:value-type="float">
            <text:p>837.17</text:p>
          </table:table-cell>
          <table:table-cell office:value="895015" office:value-type="float">
            <text:p>895015</text:p>
          </table:table-cell>
        </table:table-row>
        <table:table-row>
          <table:table-cell office:value-type="string">
            <text:p>13-Apr-17</text:p>
          </table:table-cell>
          <table:table-cell office:value="822.14" office:value-type="float">
            <text:p>822.14</text:p>
          </table:table-cell>
          <table:table-cell office:value="826.38" office:value-type="float">
            <text:p>826.38</text:p>
          </table:table-cell>
          <table:table-cell office:value="821.44" office:value-type="float">
            <text:p>821.44</text:p>
          </table:table-cell>
          <table:table-cell office:value="823.56" office:value-type="float">
            <text:p>823.56</text:p>
          </table:table-cell>
          <table:table-cell office:value="1122362" office:value-type="float">
            <text:p>1122362</text:p>
          </table:table-cell>
        </table:table-row>
        <table:table-row>
          <table:table-cell office:value-type="string">
            <text:p>12-Apr-17</text:p>
          </table:table-cell>
          <table:table-cell office:value="821.93" office:value-type="float">
            <text:p>821.93</text:p>
          </table:table-cell>
          <table:table-cell office:value="826.66" office:value-type="float">
            <text:p>826.66</text:p>
          </table:table-cell>
          <table:table-cell office:value="821.02" office:value-type="float">
            <text:p>821.02</text:p>
          </table:table-cell>
          <table:table-cell office:value="824.32" office:value-type="float">
            <text:p>824.32</text:p>
          </table:table-cell>
          <table:table-cell office:value="900480" office:value-type="float">
            <text:p>900480</text:p>
          </table:table-cell>
        </table:table-row>
        <table:table-row>
          <table:table-cell office:value-type="string">
            <text:p>11-Apr-17</text:p>
          </table:table-cell>
          <table:table-cell office:value="824.71" office:value-type="float">
            <text:p>824.71</text:p>
          </table:table-cell>
          <table:table-cell office:value="827.43" office:value-type="float">
            <text:p>827.43</text:p>
          </table:table-cell>
          <table:table-cell office:value="817.02" office:value-type="float">
            <text:p>817.02</text:p>
          </table:table-cell>
          <table:table-cell office:value="823.35" office:value-type="float">
            <text:p>823.35</text:p>
          </table:table-cell>
          <table:table-cell office:value="1079732" office:value-type="float">
            <text:p>1079732</text:p>
          </table:table-cell>
        </table:table-row>
        <table:table-row>
          <table:table-cell office:value-type="string">
            <text:p>10-Apr-17</text:p>
          </table:table-cell>
          <table:table-cell office:value="825.39" office:value-type="float">
            <text:p>825.39</text:p>
          </table:table-cell>
          <table:table-cell office:value="829.35" office:value-type="float">
            <text:p>829.35</text:p>
          </table:table-cell>
          <table:table-cell office:value="823.77" office:value-type="float">
            <text:p>823.77</text:p>
          </table:table-cell>
          <table:table-cell office:value="824.73" office:value-type="float">
            <text:p>824.73</text:p>
          </table:table-cell>
          <table:table-cell office:value="978905" office:value-type="float">
            <text:p>978905</text:p>
          </table:table-cell>
        </table:table-row>
        <table:table-row>
          <table:table-cell office:value-type="string">
            <text:p>7-Apr-17</text:p>
          </table:table-cell>
          <table:table-cell office:value="827.96" office:value-type="float">
            <text:p>827.96</text:p>
          </table:table-cell>
          <table:table-cell office:value="828.48" office:value-type="float">
            <text:p>828.48</text:p>
          </table:table-cell>
          <table:table-cell office:value="820.51" office:value-type="float">
            <text:p>820.51</text:p>
          </table:table-cell>
          <table:table-cell office:value="824.67" office:value-type="float">
            <text:p>824.67</text:p>
          </table:table-cell>
          <table:table-cell office:value="1057253" office:value-type="float">
            <text:p>1057253</text:p>
          </table:table-cell>
        </table:table-row>
        <table:table-row>
          <table:table-cell office:value-type="string">
            <text:p>6-Apr-17</text:p>
          </table:table-cell>
          <table:table-cell office:value="832.4" office:value-type="float">
            <text:p>832.4</text:p>
          </table:table-cell>
          <table:table-cell office:value="836.39" office:value-type="float">
            <text:p>836.39</text:p>
          </table:table-cell>
          <table:table-cell office:value="826.46" office:value-type="float">
            <text:p>826.46</text:p>
          </table:table-cell>
          <table:table-cell office:value="827.88" office:value-type="float">
            <text:p>827.88</text:p>
          </table:table-cell>
          <table:table-cell office:value="1254433" office:value-type="float">
            <text:p>1254433</text:p>
          </table:table-cell>
        </table:table-row>
        <table:table-row>
          <table:table-cell office:value-type="string">
            <text:p>5-Apr-17</text:p>
          </table:table-cell>
          <table:table-cell office:value="835.51" office:value-type="float">
            <text:p>835.51</text:p>
          </table:table-cell>
          <table:table-cell office:value="842.45" office:value-type="float">
            <text:p>842.45</text:p>
          </table:table-cell>
          <table:table-cell office:value="830.72" office:value-type="float">
            <text:p>830.72</text:p>
          </table:table-cell>
          <table:table-cell office:value="831.41" office:value-type="float">
            <text:p>831.41</text:p>
          </table:table-cell>
          <table:table-cell office:value="1555328" office:value-type="float">
            <text:p>1555328</text:p>
          </table:table-cell>
        </table:table-row>
        <table:table-row>
          <table:table-cell office:value-type="string">
            <text:p>4-Apr-17</text:p>
          </table:table-cell>
          <table:table-cell office:value="831.36" office:value-type="float">
            <text:p>831.36</text:p>
          </table:table-cell>
          <table:table-cell office:value="835.18" office:value-type="float">
            <text:p>835.18</text:p>
          </table:table-cell>
          <table:table-cell office:value="829.04" office:value-type="float">
            <text:p>829.04</text:p>
          </table:table-cell>
          <table:table-cell office:value="834.57" office:value-type="float">
            <text:p>834.57</text:p>
          </table:table-cell>
          <table:table-cell office:value="1045363" office:value-type="float">
            <text:p>1045363</text:p>
          </table:table-cell>
        </table:table-row>
        <table:table-row>
          <table:table-cell office:value-type="string">
            <text:p>3-Apr-17</text:p>
          </table:table-cell>
          <table:table-cell office:value="829.22" office:value-type="float">
            <text:p>829.22</text:p>
          </table:table-cell>
          <table:table-cell office:value="840.85" office:value-type="float">
            <text:p>840.85</text:p>
          </table:table-cell>
          <table:table-cell office:value="829.22" office:value-type="float">
            <text:p>829.22</text:p>
          </table:table-cell>
          <table:table-cell office:value="838.55" office:value-type="float">
            <text:p>838.55</text:p>
          </table:table-cell>
          <table:table-cell office:value="1671503" office:value-type="float">
            <text:p>1671503</text:p>
          </table:table-cell>
        </table:table-row>
        <table:table-row>
          <table:table-cell office:value-type="string">
            <text:p>31-Mar-17</text:p>
          </table:table-cell>
          <table:table-cell office:value="828.97" office:value-type="float">
            <text:p>828.97</text:p>
          </table:table-cell>
          <table:table-cell office:value="831.64" office:value-type="float">
            <text:p>831.64</text:p>
          </table:table-cell>
          <table:table-cell office:value="827.39" office:value-type="float">
            <text:p>827.39</text:p>
          </table:table-cell>
          <table:table-cell office:value="829.56" office:value-type="float">
            <text:p>829.56</text:p>
          </table:table-cell>
          <table:table-cell office:value="1401893" office:value-type="float">
            <text:p>1401893</text:p>
          </table:table-cell>
        </table:table-row>
        <table:table-row>
          <table:table-cell office:value-type="string">
            <text:p>30-Mar-17</text:p>
          </table:table-cell>
          <table:table-cell office:value="833.5" office:value-type="float">
            <text:p>833.5</text:p>
          </table:table-cell>
          <table:table-cell office:value="833.68" office:value-type="float">
            <text:p>833.68</text:p>
          </table:table-cell>
          <table:table-cell office:value="829.0" office:value-type="float">
            <text:p>829.0</text:p>
          </table:table-cell>
          <table:table-cell office:value="831.5" office:value-type="float">
            <text:p>831.5</text:p>
          </table:table-cell>
          <table:table-cell office:value="1055339" office:value-type="float">
            <text:p>1055339</text:p>
          </table:table-cell>
        </table:table-row>
        <table:table-row>
          <table:table-cell office:value-type="string">
            <text:p>29-Mar-17</text:p>
          </table:table-cell>
          <table:table-cell office:value="825.0" office:value-type="float">
            <text:p>825.0</text:p>
          </table:table-cell>
          <table:table-cell office:value="832.76" office:value-type="float">
            <text:p>832.76</text:p>
          </table:table-cell>
          <table:table-cell office:value="822.38" office:value-type="float">
            <text:p>822.38</text:p>
          </table:table-cell>
          <table:table-cell office:value="831.41" office:value-type="float">
            <text:p>831.41</text:p>
          </table:table-cell>
          <table:table-cell office:value="1786321" office:value-type="float">
            <text:p>1786321</text:p>
          </table:table-cell>
        </table:table-row>
        <table:table-row>
          <table:table-cell office:value-type="string">
            <text:p>28-Mar-17</text:p>
          </table:table-cell>
          <table:table-cell office:value="820.41" office:value-type="float">
            <text:p>820.41</text:p>
          </table:table-cell>
          <table:table-cell office:value="825.99" office:value-type="float">
            <text:p>825.99</text:p>
          </table:table-cell>
          <table:table-cell office:value="814.03" office:value-type="float">
            <text:p>814.03</text:p>
          </table:table-cell>
          <table:table-cell office:value="820.92" office:value-type="float">
            <text:p>820.92</text:p>
          </table:table-cell>
          <table:table-cell office:value="1620542" office:value-type="float">
            <text:p>1620542</text:p>
          </table:table-cell>
        </table:table-row>
        <table:table-row>
          <table:table-cell office:value-type="string">
            <text:p>27-Mar-17</text:p>
          </table:table-cell>
          <table:table-cell office:value="806.95" office:value-type="float">
            <text:p>806.95</text:p>
          </table:table-cell>
          <table:table-cell office:value="821.63" office:value-type="float">
            <text:p>821.63</text:p>
          </table:table-cell>
          <table:table-cell office:value="803.37" office:value-type="float">
            <text:p>803.37</text:p>
          </table:table-cell>
          <table:table-cell office:value="819.51" office:value-type="float">
            <text:p>819.51</text:p>
          </table:table-cell>
          <table:table-cell office:value="1894990" office:value-type="float">
            <text:p>1894990</text:p>
          </table:table-cell>
        </table:table-row>
        <table:table-row>
          <table:table-cell office:value-type="string">
            <text:p>24-Mar-17</text:p>
          </table:table-cell>
          <table:table-cell office:value="820.08" office:value-type="float">
            <text:p>820.08</text:p>
          </table:table-cell>
          <table:table-cell office:value="821.93" office:value-type="float">
            <text:p>821.93</text:p>
          </table:table-cell>
          <table:table-cell office:value="808.89" office:value-type="float">
            <text:p>808.89</text:p>
          </table:table-cell>
          <table:table-cell office:value="814.43" office:value-type="float">
            <text:p>814.43</text:p>
          </table:table-cell>
          <table:table-cell office:value="1981006" office:value-type="float">
            <text:p>1981006</text:p>
          </table:table-cell>
        </table:table-row>
        <table:table-row>
          <table:table-cell office:value-type="string">
            <text:p>23-Mar-17</text:p>
          </table:table-cell>
          <table:table-cell office:value="821.0" office:value-type="float">
            <text:p>821.0</text:p>
          </table:table-cell>
          <table:table-cell office:value="822.57" office:value-type="float">
            <text:p>822.57</text:p>
          </table:table-cell>
          <table:table-cell office:value="812.26" office:value-type="float">
            <text:p>812.26</text:p>
          </table:table-cell>
          <table:table-cell office:value="817.58" office:value-type="float">
            <text:p>817.58</text:p>
          </table:table-cell>
          <table:table-cell office:value="3487056" office:value-type="float">
            <text:p>3487056</text:p>
          </table:table-cell>
        </table:table-row>
        <table:table-row>
          <table:table-cell office:value-type="string">
            <text:p>22-Mar-17</text:p>
          </table:table-cell>
          <table:table-cell office:value="831.91" office:value-type="float">
            <text:p>831.91</text:p>
          </table:table-cell>
          <table:table-cell office:value="835.55" office:value-type="float">
            <text:p>835.55</text:p>
          </table:table-cell>
          <table:table-cell office:value="827.18" office:value-type="float">
            <text:p>827.18</text:p>
          </table:table-cell>
          <table:table-cell office:value="829.59" office:value-type="float">
            <text:p>829.59</text:p>
          </table:table-cell>
          <table:table-cell office:value="1401465" office:value-type="float">
            <text:p>1401465</text:p>
          </table:table-cell>
        </table:table-row>
        <table:table-row>
          <table:table-cell office:value-type="string">
            <text:p>21-Mar-17</text:p>
          </table:table-cell>
          <table:table-cell office:value="851.4" office:value-type="float">
            <text:p>851.4</text:p>
          </table:table-cell>
          <table:table-cell office:value="853.5" office:value-type="float">
            <text:p>853.5</text:p>
          </table:table-cell>
          <table:table-cell office:value="829.02" office:value-type="float">
            <text:p>829.02</text:p>
          </table:table-cell>
          <table:table-cell office:value="830.46" office:value-type="float">
            <text:p>830.46</text:p>
          </table:table-cell>
          <table:table-cell office:value="2463484" office:value-type="float">
            <text:p>2463484</text:p>
          </table:table-cell>
        </table:table-row>
        <table:table-row>
          <table:table-cell office:value-type="string">
            <text:p>20-Mar-17</text:p>
          </table:table-cell>
          <table:table-cell office:value="850.01" office:value-type="float">
            <text:p>850.01</text:p>
          </table:table-cell>
          <table:table-cell office:value="850.22" office:value-type="float">
            <text:p>850.22</text:p>
          </table:table-cell>
          <table:table-cell office:value="845.15" office:value-type="float">
            <text:p>845.15</text:p>
          </table:table-cell>
          <table:table-cell office:value="848.4" office:value-type="float">
            <text:p>848.4</text:p>
          </table:table-cell>
          <table:table-cell office:value="1231521" office:value-type="float">
            <text:p>1231521</text:p>
          </table:table-cell>
        </table:table-row>
        <table:table-row>
          <table:table-cell office:value-type="string">
            <text:p>17-Mar-17</text:p>
          </table:table-cell>
          <table:table-cell office:value="851.61" office:value-type="float">
            <text:p>851.61</text:p>
          </table:table-cell>
          <table:table-cell office:value="853.4" office:value-type="float">
            <text:p>853.4</text:p>
          </table:table-cell>
          <table:table-cell office:value="847.11" office:value-type="float">
            <text:p>847.11</text:p>
          </table:table-cell>
          <table:table-cell office:value="852.12" office:value-type="float">
            <text:p>852.12</text:p>
          </table:table-cell>
          <table:table-cell office:value="1716471" office:value-type="float">
            <text:p>1716471</text:p>
          </table:table-cell>
        </table:table-row>
        <table:table-row>
          <table:table-cell office:value-type="string">
            <text:p>16-Mar-17</text:p>
          </table:table-cell>
          <table:table-cell office:value="849.03" office:value-type="float">
            <text:p>849.03</text:p>
          </table:table-cell>
          <table:table-cell office:value="850.85" office:value-type="float">
            <text:p>850.85</text:p>
          </table:table-cell>
          <table:table-cell office:value="846.13" office:value-type="float">
            <text:p>846.13</text:p>
          </table:table-cell>
          <table:table-cell office:value="848.78" office:value-type="float">
            <text:p>848.78</text:p>
          </table:table-cell>
          <table:table-cell office:value="977560" office:value-type="float">
            <text:p>977560</text:p>
          </table:table-cell>
        </table:table-row>
        <table:table-row>
          <table:table-cell office:value-type="string">
            <text:p>15-Mar-17</text:p>
          </table:table-cell>
          <table:table-cell office:value="847.59" office:value-type="float">
            <text:p>847.59</text:p>
          </table:table-cell>
          <table:table-cell office:value="848.63" office:value-type="float">
            <text:p>848.63</text:p>
          </table:table-cell>
          <table:table-cell office:value="840.77" office:value-type="float">
            <text:p>840.77</text:p>
          </table:table-cell>
          <table:table-cell office:value="847.2" office:value-type="float">
            <text:p>847.2</text:p>
          </table:table-cell>
          <table:table-cell office:value="1381474" office:value-type="float">
            <text:p>1381474</text:p>
          </table:table-cell>
        </table:table-row>
        <table:table-row>
          <table:table-cell office:value-type="string">
            <text:p>14-Mar-17</text:p>
          </table:table-cell>
          <table:table-cell office:value="843.64" office:value-type="float">
            <text:p>843.64</text:p>
          </table:table-cell>
          <table:table-cell office:value="847.24" office:value-type="float">
            <text:p>847.24</text:p>
          </table:table-cell>
          <table:table-cell office:value="840.8" office:value-type="float">
            <text:p>840.8</text:p>
          </table:table-cell>
          <table:table-cell office:value="845.62" office:value-type="float">
            <text:p>845.62</text:p>
          </table:table-cell>
          <table:table-cell office:value="780198" office:value-type="float">
            <text:p>780198</text:p>
          </table:table-cell>
        </table:table-row>
        <table:table-row>
          <table:table-cell office:value-type="string">
            <text:p>13-Mar-17</text:p>
          </table:table-cell>
          <table:table-cell office:value="844.0" office:value-type="float">
            <text:p>844.0</text:p>
          </table:table-cell>
          <table:table-cell office:value="848.68" office:value-type="float">
            <text:p>848.68</text:p>
          </table:table-cell>
          <table:table-cell office:value="843.25" office:value-type="float">
            <text:p>843.25</text:p>
          </table:table-cell>
          <table:table-cell office:value="845.54" office:value-type="float">
            <text:p>845.54</text:p>
          </table:table-cell>
          <table:table-cell office:value="1223647" office:value-type="float">
            <text:p>1223647</text:p>
          </table:table-cell>
        </table:table-row>
        <table:table-row>
          <table:table-cell office:value-type="string">
            <text:p>10-Mar-17</text:p>
          </table:table-cell>
          <table:table-cell office:value="843.28" office:value-type="float">
            <text:p>843.28</text:p>
          </table:table-cell>
          <table:table-cell office:value="844.91" office:value-type="float">
            <text:p>844.91</text:p>
          </table:table-cell>
          <table:table-cell office:value="839.5" office:value-type="float">
            <text:p>839.5</text:p>
          </table:table-cell>
          <table:table-cell office:value="843.25" office:value-type="float">
            <text:p>843.25</text:p>
          </table:table-cell>
          <table:table-cell office:value="1704024" office:value-type="float">
            <text:p>1704024</text:p>
          </table:table-cell>
        </table:table-row>
        <table:table-row>
          <table:table-cell office:value-type="string">
            <text:p>9-Mar-17</text:p>
          </table:table-cell>
          <table:table-cell office:value="836.0" office:value-type="float">
            <text:p>836.0</text:p>
          </table:table-cell>
          <table:table-cell office:value="842.0" office:value-type="float">
            <text:p>842.0</text:p>
          </table:table-cell>
          <table:table-cell office:value="834.21" office:value-type="float">
            <text:p>834.21</text:p>
          </table:table-cell>
          <table:table-cell office:value="838.68" office:value-type="float">
            <text:p>838.68</text:p>
          </table:table-cell>
          <table:table-cell office:value="1261517" office:value-type="float">
            <text:p>1261517</text:p>
          </table:table-cell>
        </table:table-row>
        <table:table-row>
          <table:table-cell office:value-type="string">
            <text:p>8-Mar-17</text:p>
          </table:table-cell>
          <table:table-cell office:value="833.51" office:value-type="float">
            <text:p>833.51</text:p>
          </table:table-cell>
          <table:table-cell office:value="838.15" office:value-type="float">
            <text:p>838.15</text:p>
          </table:table-cell>
          <table:table-cell office:value="831.79" office:value-type="float">
            <text:p>831.79</text:p>
          </table:table-cell>
          <table:table-cell office:value="835.37" office:value-type="float">
            <text:p>835.37</text:p>
          </table:table-cell>
          <table:table-cell office:value="989773" office:value-type="float">
            <text:p>989773</text:p>
          </table:table-cell>
        </table:table-row>
        <table:table-row>
          <table:table-cell office:value-type="string">
            <text:p>7-Mar-17</text:p>
          </table:table-cell>
          <table:table-cell office:value="827.4" office:value-type="float">
            <text:p>827.4</text:p>
          </table:table-cell>
          <table:table-cell office:value="833.41" office:value-type="float">
            <text:p>833.41</text:p>
          </table:table-cell>
          <table:table-cell office:value="826.52" office:value-type="float">
            <text:p>826.52</text:p>
          </table:table-cell>
          <table:table-cell office:value="831.91" office:value-type="float">
            <text:p>831.91</text:p>
          </table:table-cell>
          <table:table-cell office:value="1037630" office:value-type="float">
            <text:p>1037630</text:p>
          </table:table-cell>
        </table:table-row>
        <table:table-row>
          <table:table-cell office:value-type="string">
            <text:p>6-Mar-17</text:p>
          </table:table-cell>
          <table:table-cell office:value="826.95" office:value-type="float">
            <text:p>826.95</text:p>
          </table:table-cell>
          <table:table-cell office:value="828.88" office:value-type="float">
            <text:p>828.88</text:p>
          </table:table-cell>
          <table:table-cell office:value="822.4" office:value-type="float">
            <text:p>822.4</text:p>
          </table:table-cell>
          <table:table-cell office:value="827.78" office:value-type="float">
            <text:p>827.78</text:p>
          </table:table-cell>
          <table:table-cell office:value="1109037" office:value-type="float">
            <text:p>1109037</text:p>
          </table:table-cell>
        </table:table-row>
        <table:table-row>
          <table:table-cell office:value-type="string">
            <text:p>3-Mar-17</text:p>
          </table:table-cell>
          <table:table-cell office:value="830.56" office:value-type="float">
            <text:p>830.56</text:p>
          </table:table-cell>
          <table:table-cell office:value="831.36" office:value-type="float">
            <text:p>831.36</text:p>
          </table:table-cell>
          <table:table-cell office:value="825.75" office:value-type="float">
            <text:p>825.75</text:p>
          </table:table-cell>
          <table:table-cell office:value="829.08" office:value-type="float">
            <text:p>829.08</text:p>
          </table:table-cell>
          <table:table-cell office:value="896378" office:value-type="float">
            <text:p>896378</text:p>
          </table:table-cell>
        </table:table-row>
        <table:table-row>
          <table:table-cell office:value-type="string">
            <text:p>2-Mar-17</text:p>
          </table:table-cell>
          <table:table-cell office:value="833.85" office:value-type="float">
            <text:p>833.85</text:p>
          </table:table-cell>
          <table:table-cell office:value="834.51" office:value-type="float">
            <text:p>834.51</text:p>
          </table:table-cell>
          <table:table-cell office:value="829.64" office:value-type="float">
            <text:p>829.64</text:p>
          </table:table-cell>
          <table:table-cell office:value="830.63" office:value-type="float">
            <text:p>830.63</text:p>
          </table:table-cell>
          <table:table-cell office:value="942476" office:value-type="float">
            <text:p>942476</text:p>
          </table:table-cell>
        </table:table-row>
        <table:table-row>
          <table:table-cell office:value-type="string">
            <text:p>1-Mar-17</text:p>
          </table:table-cell>
          <table:table-cell office:value="828.85" office:value-type="float">
            <text:p>828.85</text:p>
          </table:table-cell>
          <table:table-cell office:value="836.26" office:value-type="float">
            <text:p>836.26</text:p>
          </table:table-cell>
          <table:table-cell office:value="827.26" office:value-type="float">
            <text:p>827.26</text:p>
          </table:table-cell>
          <table:table-cell office:value="835.24" office:value-type="float">
            <text:p>835.24</text:p>
          </table:table-cell>
          <table:table-cell office:value="1496540" office:value-type="float">
            <text:p>1496540</text:p>
          </table:table-cell>
        </table:table-row>
        <table:table-row>
          <table:table-cell office:value-type="string">
            <text:p>28-Feb-17</text:p>
          </table:table-cell>
          <table:table-cell office:value="825.61" office:value-type="float">
            <text:p>825.61</text:p>
          </table:table-cell>
          <table:table-cell office:value="828.54" office:value-type="float">
            <text:p>828.54</text:p>
          </table:table-cell>
          <table:table-cell office:value="820.2" office:value-type="float">
            <text:p>820.2</text:p>
          </table:table-cell>
          <table:table-cell office:value="823.21" office:value-type="float">
            <text:p>823.21</text:p>
          </table:table-cell>
          <table:table-cell office:value="2260769" office:value-type="float">
            <text:p>2260769</text:p>
          </table:table-cell>
        </table:table-row>
        <table:table-row>
          <table:table-cell office:value-type="string">
            <text:p>27-Feb-17</text:p>
          </table:table-cell>
          <table:table-cell office:value="824.55" office:value-type="float">
            <text:p>824.55</text:p>
          </table:table-cell>
          <table:table-cell office:value="830.5" office:value-type="float">
            <text:p>830.5</text:p>
          </table:table-cell>
          <table:table-cell office:value="824.0" office:value-type="float">
            <text:p>824.0</text:p>
          </table:table-cell>
          <table:table-cell office:value="829.28" office:value-type="float">
            <text:p>829.28</text:p>
          </table:table-cell>
          <table:table-cell office:value="1101466" office:value-type="float">
            <text:p>1101466</text:p>
          </table:table-cell>
        </table:table-row>
        <table:table-row>
          <table:table-cell office:value-type="string">
            <text:p>24-Feb-17</text:p>
          </table:table-cell>
          <table:table-cell office:value="827.73" office:value-type="float">
            <text:p>827.73</text:p>
          </table:table-cell>
          <table:table-cell office:value="829.0" office:value-type="float">
            <text:p>829.0</text:p>
          </table:table-cell>
          <table:table-cell office:value="824.2" office:value-type="float">
            <text:p>824.2</text:p>
          </table:table-cell>
          <table:table-cell office:value="828.64" office:value-type="float">
            <text:p>828.64</text:p>
          </table:table-cell>
          <table:table-cell office:value="1392202" office:value-type="float">
            <text:p>1392202</text:p>
          </table:table-cell>
        </table:table-row>
        <table:table-row>
          <table:table-cell office:value-type="string">
            <text:p>23-Feb-17</text:p>
          </table:table-cell>
          <table:table-cell office:value="830.12" office:value-type="float">
            <text:p>830.12</text:p>
          </table:table-cell>
          <table:table-cell office:value="832.46" office:value-type="float">
            <text:p>832.46</text:p>
          </table:table-cell>
          <table:table-cell office:value="822.88" office:value-type="float">
            <text:p>822.88</text:p>
          </table:table-cell>
          <table:table-cell office:value="831.33" office:value-type="float">
            <text:p>831.33</text:p>
          </table:table-cell>
          <table:table-cell office:value="1472771" office:value-type="float">
            <text:p>1472771</text:p>
          </table:table-cell>
        </table:table-row>
        <table:table-row>
          <table:table-cell office:value-type="string">
            <text:p>22-Feb-17</text:p>
          </table:table-cell>
          <table:table-cell office:value="828.66" office:value-type="float">
            <text:p>828.66</text:p>
          </table:table-cell>
          <table:table-cell office:value="833.25" office:value-type="float">
            <text:p>833.25</text:p>
          </table:table-cell>
          <table:table-cell office:value="828.64" office:value-type="float">
            <text:p>828.64</text:p>
          </table:table-cell>
          <table:table-cell office:value="830.76" office:value-type="float">
            <text:p>830.76</text:p>
          </table:table-cell>
          <table:table-cell office:value="987248" office:value-type="float">
            <text:p>987248</text:p>
          </table:table-cell>
        </table:table-row>
        <table:table-row>
          <table:table-cell office:value-type="string">
            <text:p>21-Feb-17</text:p>
          </table:table-cell>
          <table:table-cell office:value="828.66" office:value-type="float">
            <text:p>828.66</text:p>
          </table:table-cell>
          <table:table-cell office:value="833.45" office:value-type="float">
            <text:p>833.45</text:p>
          </table:table-cell>
          <table:table-cell office:value="828.35" office:value-type="float">
            <text:p>828.35</text:p>
          </table:table-cell>
          <table:table-cell office:value="831.66" office:value-type="float">
            <text:p>831.66</text:p>
          </table:table-cell>
          <table:table-cell office:value="1262337" office:value-type="float">
            <text:p>1262337</text:p>
          </table:table-cell>
        </table:table-row>
        <table:table-row>
          <table:table-cell office:value-type="string">
            <text:p>17-Feb-17</text:p>
          </table:table-cell>
          <table:table-cell office:value="823.02" office:value-type="float">
            <text:p>823.02</text:p>
          </table:table-cell>
          <table:table-cell office:value="828.07" office:value-type="float">
            <text:p>828.07</text:p>
          </table:table-cell>
          <table:table-cell office:value="821.66" office:value-type="float">
            <text:p>821.66</text:p>
          </table:table-cell>
          <table:table-cell office:value="828.07" office:value-type="float">
            <text:p>828.07</text:p>
          </table:table-cell>
          <table:table-cell office:value="1611039" office:value-type="float">
            <text:p>1611039</text:p>
          </table:table-cell>
        </table:table-row>
        <table:table-row>
          <table:table-cell office:value-type="string">
            <text:p>16-Feb-17</text:p>
          </table:table-cell>
          <table:table-cell office:value="819.93" office:value-type="float">
            <text:p>819.93</text:p>
          </table:table-cell>
          <table:table-cell office:value="824.4" office:value-type="float">
            <text:p>824.4</text:p>
          </table:table-cell>
          <table:table-cell office:value="818.98" office:value-type="float">
            <text:p>818.98</text:p>
          </table:table-cell>
          <table:table-cell office:value="824.16" office:value-type="float">
            <text:p>824.16</text:p>
          </table:table-cell>
          <table:table-cell office:value="1287626" office:value-type="float">
            <text:p>1287626</text:p>
          </table:table-cell>
        </table:table-row>
        <table:table-row>
          <table:table-cell office:value-type="string">
            <text:p>15-Feb-17</text:p>
          </table:table-cell>
          <table:table-cell office:value="819.36" office:value-type="float">
            <text:p>819.36</text:p>
          </table:table-cell>
          <table:table-cell office:value="823.0" office:value-type="float">
            <text:p>823.0</text:p>
          </table:table-cell>
          <table:table-cell office:value="818.47" office:value-type="float">
            <text:p>818.47</text:p>
          </table:table-cell>
          <table:table-cell office:value="818.98" office:value-type="float">
            <text:p>818.98</text:p>
          </table:table-cell>
          <table:table-cell office:value="1313617" office:value-type="float">
            <text:p>1313617</text:p>
          </table:table-cell>
        </table:table-row>
        <table:table-row>
          <table:table-cell office:value-type="string">
            <text:p>14-Feb-17</text:p>
          </table:table-cell>
          <table:table-cell office:value="819.0" office:value-type="float">
            <text:p>819.0</text:p>
          </table:table-cell>
          <table:table-cell office:value="823.0" office:value-type="float">
            <text:p>823.0</text:p>
          </table:table-cell>
          <table:table-cell office:value="816.0" office:value-type="float">
            <text:p>816.0</text:p>
          </table:table-cell>
          <table:table-cell office:value="820.45" office:value-type="float">
            <text:p>820.45</text:p>
          </table:table-cell>
          <table:table-cell office:value="1054732" office:value-type="float">
            <text:p>1054732</text:p>
          </table:table-cell>
        </table:table-row>
        <table:table-row>
          <table:table-cell office:value-type="string">
            <text:p>13-Feb-17</text:p>
          </table:table-cell>
          <table:table-cell office:value="816.0" office:value-type="float">
            <text:p>816.0</text:p>
          </table:table-cell>
          <table:table-cell office:value="820.96" office:value-type="float">
            <text:p>820.96</text:p>
          </table:table-cell>
          <table:table-cell office:value="815.49" office:value-type="float">
            <text:p>815.49</text:p>
          </table:table-cell>
          <table:table-cell office:value="819.24" office:value-type="float">
            <text:p>819.24</text:p>
          </table:table-cell>
          <table:table-cell office:value="1213324" office:value-type="float">
            <text:p>1213324</text:p>
          </table:table-cell>
        </table:table-row>
        <table:table-row>
          <table:table-cell office:value-type="string">
            <text:p>10-Feb-17</text:p>
          </table:table-cell>
          <table:table-cell office:value="811.7" office:value-type="float">
            <text:p>811.7</text:p>
          </table:table-cell>
          <table:table-cell office:value="815.25" office:value-type="float">
            <text:p>815.25</text:p>
          </table:table-cell>
          <table:table-cell office:value="809.78" office:value-type="float">
            <text:p>809.78</text:p>
          </table:table-cell>
          <table:table-cell office:value="813.67" office:value-type="float">
            <text:p>813.67</text:p>
          </table:table-cell>
          <table:table-cell office:value="1134976" office:value-type="float">
            <text:p>1134976</text:p>
          </table:table-cell>
        </table:table-row>
        <table:table-row>
          <table:table-cell office:value-type="string">
            <text:p>9-Feb-17</text:p>
          </table:table-cell>
          <table:table-cell office:value="809.51" office:value-type="float">
            <text:p>809.51</text:p>
          </table:table-cell>
          <table:table-cell office:value="810.66" office:value-type="float">
            <text:p>810.66</text:p>
          </table:table-cell>
          <table:table-cell office:value="804.54" office:value-type="float">
            <text:p>804.54</text:p>
          </table:table-cell>
          <table:table-cell office:value="809.56" office:value-type="float">
            <text:p>809.56</text:p>
          </table:table-cell>
          <table:table-cell office:value="990391" office:value-type="float">
            <text:p>990391</text:p>
          </table:table-cell>
        </table:table-row>
        <table:table-row>
          <table:table-cell office:value-type="string">
            <text:p>8-Feb-17</text:p>
          </table:table-cell>
          <table:table-cell office:value="807.0" office:value-type="float">
            <text:p>807.0</text:p>
          </table:table-cell>
          <table:table-cell office:value="811.84" office:value-type="float">
            <text:p>811.84</text:p>
          </table:table-cell>
          <table:table-cell office:value="803.19" office:value-type="float">
            <text:p>803.19</text:p>
          </table:table-cell>
          <table:table-cell office:value="808.38" office:value-type="float">
            <text:p>808.38</text:p>
          </table:table-cell>
          <table:table-cell office:value="1155990" office:value-type="float">
            <text:p>1155990</text:p>
          </table:table-cell>
        </table:table-row>
        <table:table-row>
          <table:table-cell office:value-type="string">
            <text:p>7-Feb-17</text:p>
          </table:table-cell>
          <table:table-cell office:value="803.99" office:value-type="float">
            <text:p>803.99</text:p>
          </table:table-cell>
          <table:table-cell office:value="810.5" office:value-type="float">
            <text:p>810.5</text:p>
          </table:table-cell>
          <table:table-cell office:value="801.78" office:value-type="float">
            <text:p>801.78</text:p>
          </table:table-cell>
          <table:table-cell office:value="806.97" office:value-type="float">
            <text:p>806.97</text:p>
          </table:table-cell>
          <table:table-cell office:value="1241221" office:value-type="float">
            <text:p>1241221</text:p>
          </table:table-cell>
        </table:table-row>
        <table:table-row>
          <table:table-cell office:value-type="string">
            <text:p>6-Feb-17</text:p>
          </table:table-cell>
          <table:table-cell office:value="799.7" office:value-type="float">
            <text:p>799.7</text:p>
          </table:table-cell>
          <table:table-cell office:value="801.67" office:value-type="float">
            <text:p>801.67</text:p>
          </table:table-cell>
          <table:table-cell office:value="795.25" office:value-type="float">
            <text:p>795.25</text:p>
          </table:table-cell>
          <table:table-cell office:value="801.34" office:value-type="float">
            <text:p>801.34</text:p>
          </table:table-cell>
          <table:table-cell office:value="1184483" office:value-type="float">
            <text:p>1184483</text:p>
          </table:table-cell>
        </table:table-row>
        <table:table-row>
          <table:table-cell office:value-type="string">
            <text:p>3-Feb-17</text:p>
          </table:table-cell>
          <table:table-cell office:value="802.99" office:value-type="float">
            <text:p>802.99</text:p>
          </table:table-cell>
          <table:table-cell office:value="806.0" office:value-type="float">
            <text:p>806.0</text:p>
          </table:table-cell>
          <table:table-cell office:value="800.37" office:value-type="float">
            <text:p>800.37</text:p>
          </table:table-cell>
          <table:table-cell office:value="801.49" office:value-type="float">
            <text:p>801.49</text:p>
          </table:table-cell>
          <table:table-cell office:value="1463448" office:value-type="float">
            <text:p>1463448</text:p>
          </table:table-cell>
        </table:table-row>
        <table:table-row>
          <table:table-cell office:value-type="string">
            <text:p>2-Feb-17</text:p>
          </table:table-cell>
          <table:table-cell office:value="793.8" office:value-type="float">
            <text:p>793.8</text:p>
          </table:table-cell>
          <table:table-cell office:value="802.7" office:value-type="float">
            <text:p>802.7</text:p>
          </table:table-cell>
          <table:table-cell office:value="792.0" office:value-type="float">
            <text:p>792.0</text:p>
          </table:table-cell>
          <table:table-cell office:value="798.53" office:value-type="float">
            <text:p>798.53</text:p>
          </table:table-cell>
          <table:table-cell office:value="1532138" office:value-type="float">
            <text:p>1532138</text:p>
          </table:table-cell>
        </table:table-row>
        <table:table-row>
          <table:table-cell office:value-type="string">
            <text:p>1-Feb-17</text:p>
          </table:table-cell>
          <table:table-cell office:value="799.68" office:value-type="float">
            <text:p>799.68</text:p>
          </table:table-cell>
          <table:table-cell office:value="801.19" office:value-type="float">
            <text:p>801.19</text:p>
          </table:table-cell>
          <table:table-cell office:value="791.19" office:value-type="float">
            <text:p>791.19</text:p>
          </table:table-cell>
          <table:table-cell office:value="795.7" office:value-type="float">
            <text:p>795.7</text:p>
          </table:table-cell>
          <table:table-cell office:value="2029744" office:value-type="float">
            <text:p>2029744</text:p>
          </table:table-cell>
        </table:table-row>
        <table:table-row>
          <table:table-cell office:value-type="string">
            <text:p>31-Jan-17</text:p>
          </table:table-cell>
          <table:table-cell office:value="796.86" office:value-type="float">
            <text:p>796.86</text:p>
          </table:table-cell>
          <table:table-cell office:value="801.25" office:value-type="float">
            <text:p>801.25</text:p>
          </table:table-cell>
          <table:table-cell office:value="790.52" office:value-type="float">
            <text:p>790.52</text:p>
          </table:table-cell>
          <table:table-cell office:value="796.79" office:value-type="float">
            <text:p>796.79</text:p>
          </table:table-cell>
          <table:table-cell office:value="2160556" office:value-type="float">
            <text:p>2160556</text:p>
          </table:table-cell>
        </table:table-row>
        <table:table-row>
          <table:table-cell office:value-type="string">
            <text:p>30-Jan-17</text:p>
          </table:table-cell>
          <table:table-cell office:value="814.66" office:value-type="float">
            <text:p>814.66</text:p>
          </table:table-cell>
          <table:table-cell office:value="815.84" office:value-type="float">
            <text:p>815.84</text:p>
          </table:table-cell>
          <table:table-cell office:value="799.8" office:value-type="float">
            <text:p>799.8</text:p>
          </table:table-cell>
          <table:table-cell office:value="802.32" office:value-type="float">
            <text:p>802.32</text:p>
          </table:table-cell>
          <table:table-cell office:value="3246573" office:value-type="float">
            <text:p>3246573</text:p>
          </table:table-cell>
        </table:table-row>
        <table:table-row>
          <table:table-cell office:value-type="string">
            <text:p>27-Jan-17</text:p>
          </table:table-cell>
          <table:table-cell office:value="834.71" office:value-type="float">
            <text:p>834.71</text:p>
          </table:table-cell>
          <table:table-cell office:value="841.95" office:value-type="float">
            <text:p>841.95</text:p>
          </table:table-cell>
          <table:table-cell office:value="820.44" office:value-type="float">
            <text:p>820.44</text:p>
          </table:table-cell>
          <table:table-cell office:value="823.31" office:value-type="float">
            <text:p>823.31</text:p>
          </table:table-cell>
          <table:table-cell office:value="2965771" office:value-type="float">
            <text:p>2965771</text:p>
          </table:table-cell>
        </table:table-row>
        <table:table-row>
          <table:table-cell office:value-type="string">
            <text:p>26-Jan-17</text:p>
          </table:table-cell>
          <table:table-cell office:value="837.81" office:value-type="float">
            <text:p>837.81</text:p>
          </table:table-cell>
          <table:table-cell office:value="838.0" office:value-type="float">
            <text:p>838.0</text:p>
          </table:table-cell>
          <table:table-cell office:value="827.01" office:value-type="float">
            <text:p>827.01</text:p>
          </table:table-cell>
          <table:table-cell office:value="832.15" office:value-type="float">
            <text:p>832.15</text:p>
          </table:table-cell>
          <table:table-cell office:value="2973891" office:value-type="float">
            <text:p>2973891</text:p>
          </table:table-cell>
        </table:table-row>
        <table:table-row>
          <table:table-cell office:value-type="string">
            <text:p>25-Jan-17</text:p>
          </table:table-cell>
          <table:table-cell office:value="829.62" office:value-type="float">
            <text:p>829.62</text:p>
          </table:table-cell>
          <table:table-cell office:value="835.77" office:value-type="float">
            <text:p>835.77</text:p>
          </table:table-cell>
          <table:table-cell office:value="825.06" office:value-type="float">
            <text:p>825.06</text:p>
          </table:table-cell>
          <table:table-cell office:value="835.67" office:value-type="float">
            <text:p>835.67</text:p>
          </table:table-cell>
          <table:table-cell office:value="1627304" office:value-type="float">
            <text:p>1627304</text:p>
          </table:table-cell>
        </table:table-row>
        <table:table-row>
          <table:table-cell office:value-type="string">
            <text:p>24-Jan-17</text:p>
          </table:table-cell>
          <table:table-cell office:value="822.3" office:value-type="float">
            <text:p>822.3</text:p>
          </table:table-cell>
          <table:table-cell office:value="825.9" office:value-type="float">
            <text:p>825.9</text:p>
          </table:table-cell>
          <table:table-cell office:value="817.82" office:value-type="float">
            <text:p>817.82</text:p>
          </table:table-cell>
          <table:table-cell office:value="823.87" office:value-type="float">
            <text:p>823.87</text:p>
          </table:table-cell>
          <table:table-cell office:value="1474010" office:value-type="float">
            <text:p>1474010</text:p>
          </table:table-cell>
        </table:table-row>
        <table:table-row>
          <table:table-cell office:value-type="string">
            <text:p>23-Jan-17</text:p>
          </table:table-cell>
          <table:table-cell office:value="807.25" office:value-type="float">
            <text:p>807.25</text:p>
          </table:table-cell>
          <table:table-cell office:value="820.87" office:value-type="float">
            <text:p>820.87</text:p>
          </table:table-cell>
          <table:table-cell office:value="803.74" office:value-type="float">
            <text:p>803.74</text:p>
          </table:table-cell>
          <table:table-cell office:value="819.31" office:value-type="float">
            <text:p>819.31</text:p>
          </table:table-cell>
          <table:table-cell office:value="1963628" office:value-type="float">
            <text:p>1963628</text:p>
          </table:table-cell>
        </table:table-row>
        <table:table-row>
          <table:table-cell office:value-type="string">
            <text:p>20-Jan-17</text:p>
          </table:table-cell>
          <table:table-cell office:value="806.91" office:value-type="float">
            <text:p>806.91</text:p>
          </table:table-cell>
          <table:table-cell office:value="806.91" office:value-type="float">
            <text:p>806.91</text:p>
          </table:table-cell>
          <table:table-cell office:value="801.69" office:value-type="float">
            <text:p>801.69</text:p>
          </table:table-cell>
          <table:table-cell office:value="805.02" office:value-type="float">
            <text:p>805.02</text:p>
          </table:table-cell>
          <table:table-cell office:value="1670045" office:value-type="float">
            <text:p>1670045</text:p>
          </table:table-cell>
        </table:table-row>
        <table:table-row>
          <table:table-cell office:value-type="string">
            <text:p>19-Jan-17</text:p>
          </table:table-cell>
          <table:table-cell office:value="805.12" office:value-type="float">
            <text:p>805.12</text:p>
          </table:table-cell>
          <table:table-cell office:value="809.48" office:value-type="float">
            <text:p>809.48</text:p>
          </table:table-cell>
          <table:table-cell office:value="801.8" office:value-type="float">
            <text:p>801.8</text:p>
          </table:table-cell>
          <table:table-cell office:value="802.18" office:value-type="float">
            <text:p>802.18</text:p>
          </table:table-cell>
          <table:table-cell office:value="919325" office:value-type="float">
            <text:p>919325</text:p>
          </table:table-cell>
        </table:table-row>
        <table:table-row>
          <table:table-cell office:value-type="string">
            <text:p>18-Jan-17</text:p>
          </table:table-cell>
          <table:table-cell office:value="805.81" office:value-type="float">
            <text:p>805.81</text:p>
          </table:table-cell>
          <table:table-cell office:value="806.2" office:value-type="float">
            <text:p>806.2</text:p>
          </table:table-cell>
          <table:table-cell office:value="800.99" office:value-type="float">
            <text:p>800.99</text:p>
          </table:table-cell>
          <table:table-cell office:value="806.07" office:value-type="float">
            <text:p>806.07</text:p>
          </table:table-cell>
          <table:table-cell office:value="1294407" office:value-type="float">
            <text:p>1294407</text:p>
          </table:table-cell>
        </table:table-row>
        <table:table-row>
          <table:table-cell office:value-type="string">
            <text:p>17-Jan-17</text:p>
          </table:table-cell>
          <table:table-cell office:value="807.08" office:value-type="float">
            <text:p>807.08</text:p>
          </table:table-cell>
          <table:table-cell office:value="807.14" office:value-type="float">
            <text:p>807.14</text:p>
          </table:table-cell>
          <table:table-cell office:value="800.37" office:value-type="float">
            <text:p>800.37</text:p>
          </table:table-cell>
          <table:table-cell office:value="804.61" office:value-type="float">
            <text:p>804.61</text:p>
          </table:table-cell>
          <table:table-cell office:value="1362115" office:value-type="float">
            <text:p>1362115</text:p>
          </table:table-cell>
        </table:table-row>
        <table:table-row>
          <table:table-cell office:value-type="string">
            <text:p>13-Jan-17</text:p>
          </table:table-cell>
          <table:table-cell office:value="807.48" office:value-type="float">
            <text:p>807.48</text:p>
          </table:table-cell>
          <table:table-cell office:value="811.22" office:value-type="float">
            <text:p>811.22</text:p>
          </table:table-cell>
          <table:table-cell office:value="806.69" office:value-type="float">
            <text:p>806.69</text:p>
          </table:table-cell>
          <table:table-cell office:value="807.88" office:value-type="float">
            <text:p>807.88</text:p>
          </table:table-cell>
          <table:table-cell office:value="1099215" office:value-type="float">
            <text:p>1099215</text:p>
          </table:table-cell>
        </table:table-row>
        <table:table-row>
          <table:table-cell office:value-type="string">
            <text:p>12-Jan-17</text:p>
          </table:table-cell>
          <table:table-cell office:value="807.14" office:value-type="float">
            <text:p>807.14</text:p>
          </table:table-cell>
          <table:table-cell office:value="807.39" office:value-type="float">
            <text:p>807.39</text:p>
          </table:table-cell>
          <table:table-cell office:value="799.17" office:value-type="float">
            <text:p>799.17</text:p>
          </table:table-cell>
          <table:table-cell office:value="806.36" office:value-type="float">
            <text:p>806.36</text:p>
          </table:table-cell>
          <table:table-cell office:value="1353057" office:value-type="float">
            <text:p>1353057</text:p>
          </table:table-cell>
        </table:table-row>
        <table:table-row>
          <table:table-cell office:value-type="string">
            <text:p>11-Jan-17</text:p>
          </table:table-cell>
          <table:table-cell office:value="805.0" office:value-type="float">
            <text:p>805.0</text:p>
          </table:table-cell>
          <table:table-cell office:value="808.15" office:value-type="float">
            <text:p>808.15</text:p>
          </table:table-cell>
          <table:table-cell office:value="801.37" office:value-type="float">
            <text:p>801.37</text:p>
          </table:table-cell>
          <table:table-cell office:value="807.91" office:value-type="float">
            <text:p>807.91</text:p>
          </table:table-cell>
          <table:table-cell office:value="1065936" office:value-type="float">
            <text:p>1065936</text:p>
          </table:table-cell>
        </table:table-row>
        <table:table-row>
          <table:table-cell office:value-type="string">
            <text:p>10-Jan-17</text:p>
          </table:table-cell>
          <table:table-cell office:value="807.86" office:value-type="float">
            <text:p>807.86</text:p>
          </table:table-cell>
          <table:table-cell office:value="809.13" office:value-type="float">
            <text:p>809.13</text:p>
          </table:table-cell>
          <table:table-cell office:value="803.51" office:value-type="float">
            <text:p>803.51</text:p>
          </table:table-cell>
          <table:table-cell office:value="804.79" office:value-type="float">
            <text:p>804.79</text:p>
          </table:table-cell>
          <table:table-cell office:value="1176780" office:value-type="float">
            <text:p>1176780</text:p>
          </table:table-cell>
        </table:table-row>
        <table:table-row>
          <table:table-cell office:value-type="string">
            <text:p>9-Jan-17</text:p>
          </table:table-cell>
          <table:table-cell office:value="806.4" office:value-type="float">
            <text:p>806.4</text:p>
          </table:table-cell>
          <table:table-cell office:value="809.97" office:value-type="float">
            <text:p>809.97</text:p>
          </table:table-cell>
          <table:table-cell office:value="802.83" office:value-type="float">
            <text:p>802.83</text:p>
          </table:table-cell>
          <table:table-cell office:value="806.65" office:value-type="float">
            <text:p>806.65</text:p>
          </table:table-cell>
          <table:table-cell office:value="1274645" office:value-type="float">
            <text:p>1274645</text:p>
          </table:table-cell>
        </table:table-row>
        <table:table-row>
          <table:table-cell office:value-type="string">
            <text:p>6-Jan-17</text:p>
          </table:table-cell>
          <table:table-cell office:value="795.26" office:value-type="float">
            <text:p>795.26</text:p>
          </table:table-cell>
          <table:table-cell office:value="807.9" office:value-type="float">
            <text:p>807.9</text:p>
          </table:table-cell>
          <table:table-cell office:value="792.2" office:value-type="float">
            <text:p>792.2</text:p>
          </table:table-cell>
          <table:table-cell office:value="806.15" office:value-type="float">
            <text:p>806.15</text:p>
          </table:table-cell>
          <table:table-cell office:value="1640170" office:value-type="float">
            <text:p>1640170</text:p>
          </table:table-cell>
        </table:table-row>
        <table:table-row>
          <table:table-cell office:value-type="string">
            <text:p>5-Jan-17</text:p>
          </table:table-cell>
          <table:table-cell office:value="786.08" office:value-type="float">
            <text:p>786.08</text:p>
          </table:table-cell>
          <table:table-cell office:value="794.48" office:value-type="float">
            <text:p>794.48</text:p>
          </table:table-cell>
          <table:table-cell office:value="785.02" office:value-type="float">
            <text:p>785.02</text:p>
          </table:table-cell>
          <table:table-cell office:value="794.02" office:value-type="float">
            <text:p>794.02</text:p>
          </table:table-cell>
          <table:table-cell office:value="1335167" office:value-type="float">
            <text:p>1335167</text:p>
          </table:table-cell>
        </table:table-row>
        <table:table-row>
          <table:table-cell office:value-type="string">
            <text:p>4-Jan-17</text:p>
          </table:table-cell>
          <table:table-cell office:value="788.36" office:value-type="float">
            <text:p>788.36</text:p>
          </table:table-cell>
          <table:table-cell office:value="791.34" office:value-type="float">
            <text:p>791.34</text:p>
          </table:table-cell>
          <table:table-cell office:value="783.16" office:value-type="float">
            <text:p>783.16</text:p>
          </table:table-cell>
          <table:table-cell office:value="786.9" office:value-type="float">
            <text:p>786.9</text:p>
          </table:table-cell>
          <table:table-cell office:value="1072958" office:value-type="float">
            <text:p>1072958</text:p>
          </table:table-cell>
        </table:table-row>
        <table:table-row>
          <table:table-cell office:value-type="string">
            <text:p>3-Jan-17</text:p>
          </table:table-cell>
          <table:table-cell office:value="778.81" office:value-type="float">
            <text:p>778.81</text:p>
          </table:table-cell>
          <table:table-cell office:value="789.63" office:value-type="float">
            <text:p>789.63</text:p>
          </table:table-cell>
          <table:table-cell office:value="775.8" office:value-type="float">
            <text:p>775.8</text:p>
          </table:table-cell>
          <table:table-cell office:value="786.14" office:value-type="float">
            <text:p>786.14</text:p>
          </table:table-cell>
          <table:table-cell office:value="1657268" office:value-type="float">
            <text:p>1657268</text:p>
          </table:table-cell>
        </table:table-row>
        <table:table-row>
          <table:table-cell office:value-type="string">
            <text:p>30-Dec-16</text:p>
          </table:table-cell>
          <table:table-cell office:value="782.75" office:value-type="float">
            <text:p>782.75</text:p>
          </table:table-cell>
          <table:table-cell office:value="782.78" office:value-type="float">
            <text:p>782.78</text:p>
          </table:table-cell>
          <table:table-cell office:value="770.41" office:value-type="float">
            <text:p>770.41</text:p>
          </table:table-cell>
          <table:table-cell office:value="771.82" office:value-type="float">
            <text:p>771.82</text:p>
          </table:table-cell>
          <table:table-cell office:value="1769950" office:value-type="float">
            <text:p>1769950</text:p>
          </table:table-cell>
        </table:table-row>
        <table:table-row>
          <table:table-cell office:value-type="string">
            <text:p>29-Dec-16</text:p>
          </table:table-cell>
          <table:table-cell office:value="783.33" office:value-type="float">
            <text:p>783.33</text:p>
          </table:table-cell>
          <table:table-cell office:value="785.93" office:value-type="float">
            <text:p>785.93</text:p>
          </table:table-cell>
          <table:table-cell office:value="778.92" office:value-type="float">
            <text:p>778.92</text:p>
          </table:table-cell>
          <table:table-cell office:value="782.79" office:value-type="float">
            <text:p>782.79</text:p>
          </table:table-cell>
          <table:table-cell office:value="744272" office:value-type="float">
            <text:p>744272</text:p>
          </table:table-cell>
        </table:table-row>
        <table:table-row>
          <table:table-cell office:value-type="string">
            <text:p>28-Dec-16</text:p>
          </table:table-cell>
          <table:table-cell office:value="793.7" office:value-type="float">
            <text:p>793.7</text:p>
          </table:table-cell>
          <table:table-cell office:value="794.23" office:value-type="float">
            <text:p>794.23</text:p>
          </table:table-cell>
          <table:table-cell office:value="783.2" office:value-type="float">
            <text:p>783.2</text:p>
          </table:table-cell>
          <table:table-cell office:value="785.05" office:value-type="float">
            <text:p>785.05</text:p>
          </table:table-cell>
          <table:table-cell office:value="1153824" office:value-type="float">
            <text:p>1153824</text:p>
          </table:table-cell>
        </table:table-row>
        <table:table-row>
          <table:table-cell office:value-type="string">
            <text:p>27-Dec-16</text:p>
          </table:table-cell>
          <table:table-cell office:value="790.68" office:value-type="float">
            <text:p>790.68</text:p>
          </table:table-cell>
          <table:table-cell office:value="797.86" office:value-type="float">
            <text:p>797.86</text:p>
          </table:table-cell>
          <table:table-cell office:value="787.66" office:value-type="float">
            <text:p>787.66</text:p>
          </table:table-cell>
          <table:table-cell office:value="791.55" office:value-type="float">
            <text:p>791.55</text:p>
          </table:table-cell>
          <table:table-cell office:value="789321" office:value-type="float">
            <text:p>789321</text:p>
          </table:table-cell>
        </table:table-row>
        <table:table-row>
          <table:table-cell office:value-type="string">
            <text:p>23-Dec-16</text:p>
          </table:table-cell>
          <table:table-cell office:value="790.9" office:value-type="float">
            <text:p>790.9</text:p>
          </table:table-cell>
          <table:table-cell office:value="792.74" office:value-type="float">
            <text:p>792.74</text:p>
          </table:table-cell>
          <table:table-cell office:value="787.28" office:value-type="float">
            <text:p>787.28</text:p>
          </table:table-cell>
          <table:table-cell office:value="789.91" office:value-type="float">
            <text:p>789.91</text:p>
          </table:table-cell>
          <table:table-cell office:value="623944" office:value-type="float">
            <text:p>623944</text:p>
          </table:table-cell>
        </table:table-row>
        <table:table-row>
          <table:table-cell office:value-type="string">
            <text:p>22-Dec-16</text:p>
          </table:table-cell>
          <table:table-cell office:value="792.36" office:value-type="float">
            <text:p>792.36</text:p>
          </table:table-cell>
          <table:table-cell office:value="793.32" office:value-type="float">
            <text:p>793.32</text:p>
          </table:table-cell>
          <table:table-cell office:value="788.58" office:value-type="float">
            <text:p>788.58</text:p>
          </table:table-cell>
          <table:table-cell office:value="791.26" office:value-type="float">
            <text:p>791.26</text:p>
          </table:table-cell>
          <table:table-cell office:value="972169" office:value-type="float">
            <text:p>972169</text:p>
          </table:table-cell>
        </table:table-row>
        <table:table-row>
          <table:table-cell office:value-type="string">
            <text:p>21-Dec-16</text:p>
          </table:table-cell>
          <table:table-cell office:value="795.84" office:value-type="float">
            <text:p>795.84</text:p>
          </table:table-cell>
          <table:table-cell office:value="796.68" office:value-type="float">
            <text:p>796.68</text:p>
          </table:table-cell>
          <table:table-cell office:value="787.1" office:value-type="float">
            <text:p>787.1</text:p>
          </table:table-cell>
          <table:table-cell office:value="794.56" office:value-type="float">
            <text:p>794.56</text:p>
          </table:table-cell>
          <table:table-cell office:value="1211346" office:value-type="float">
            <text:p>1211346</text:p>
          </table:table-cell>
        </table:table-row>
        <table:table-row>
          <table:table-cell office:value-type="string">
            <text:p>20-Dec-16</text:p>
          </table:table-cell>
          <table:table-cell office:value="796.76" office:value-type="float">
            <text:p>796.76</text:p>
          </table:table-cell>
          <table:table-cell office:value="798.65" office:value-type="float">
            <text:p>798.65</text:p>
          </table:table-cell>
          <table:table-cell office:value="793.27" office:value-type="float">
            <text:p>793.27</text:p>
          </table:table-cell>
          <table:table-cell office:value="796.42" office:value-type="float">
            <text:p>796.42</text:p>
          </table:table-cell>
          <table:table-cell office:value="951014" office:value-type="float">
            <text:p>951014</text:p>
          </table:table-cell>
        </table:table-row>
        <table:table-row>
          <table:table-cell office:value-type="string">
            <text:p>19-Dec-16</text:p>
          </table:table-cell>
          <table:table-cell office:value="790.22" office:value-type="float">
            <text:p>790.22</text:p>
          </table:table-cell>
          <table:table-cell office:value="797.66" office:value-type="float">
            <text:p>797.66</text:p>
          </table:table-cell>
          <table:table-cell office:value="786.27" office:value-type="float">
            <text:p>786.27</text:p>
          </table:table-cell>
          <table:table-cell office:value="794.2" office:value-type="float">
            <text:p>794.2</text:p>
          </table:table-cell>
          <table:table-cell office:value="1232087" office:value-type="float">
            <text:p>1232087</text:p>
          </table:table-cell>
        </table:table-row>
        <table:table-row>
          <table:table-cell office:value-type="string">
            <text:p>16-Dec-16</text:p>
          </table:table-cell>
          <table:table-cell office:value="800.4" office:value-type="float">
            <text:p>800.4</text:p>
          </table:table-cell>
          <table:table-cell office:value="800.86" office:value-type="float">
            <text:p>800.86</text:p>
          </table:table-cell>
          <table:table-cell office:value="790.29" office:value-type="float">
            <text:p>790.29</text:p>
          </table:table-cell>
          <table:table-cell office:value="790.8" office:value-type="float">
            <text:p>790.8</text:p>
          </table:table-cell>
          <table:table-cell office:value="2443796" office:value-type="float">
            <text:p>2443796</text:p>
          </table:table-cell>
        </table:table-row>
        <table:table-row>
          <table:table-cell office:value-type="string">
            <text:p>15-Dec-16</text:p>
          </table:table-cell>
          <table:table-cell office:value="797.34" office:value-type="float">
            <text:p>797.34</text:p>
          </table:table-cell>
          <table:table-cell office:value="803.0" office:value-type="float">
            <text:p>803.0</text:p>
          </table:table-cell>
          <table:table-cell office:value="792.92" office:value-type="float">
            <text:p>792.92</text:p>
          </table:table-cell>
          <table:table-cell office:value="797.85" office:value-type="float">
            <text:p>797.85</text:p>
          </table:table-cell>
          <table:table-cell office:value="1626499" office:value-type="float">
            <text:p>1626499</text:p>
          </table:table-cell>
        </table:table-row>
        <table:table-row>
          <table:table-cell office:value-type="string">
            <text:p>14-Dec-16</text:p>
          </table:table-cell>
          <table:table-cell office:value="797.4" office:value-type="float">
            <text:p>797.4</text:p>
          </table:table-cell>
          <table:table-cell office:value="804.0" office:value-type="float">
            <text:p>804.0</text:p>
          </table:table-cell>
          <table:table-cell office:value="794.01" office:value-type="float">
            <text:p>794.01</text:p>
          </table:table-cell>
          <table:table-cell office:value="797.07" office:value-type="float">
            <text:p>797.07</text:p>
          </table:table-cell>
          <table:table-cell office:value="1704150" office:value-type="float">
            <text:p>1704150</text:p>
          </table:table-cell>
        </table:table-row>
        <table:table-row>
          <table:table-cell office:value-type="string">
            <text:p>13-Dec-16</text:p>
          </table:table-cell>
          <table:table-cell office:value="793.9" office:value-type="float">
            <text:p>793.9</text:p>
          </table:table-cell>
          <table:table-cell office:value="804.38" office:value-type="float">
            <text:p>804.38</text:p>
          </table:table-cell>
          <table:table-cell office:value="793.34" office:value-type="float">
            <text:p>793.34</text:p>
          </table:table-cell>
          <table:table-cell office:value="796.1" office:value-type="float">
            <text:p>796.1</text:p>
          </table:table-cell>
          <table:table-cell office:value="2145209" office:value-type="float">
            <text:p>2145209</text:p>
          </table:table-cell>
        </table:table-row>
        <table:table-row>
          <table:table-cell office:value-type="string">
            <text:p>12-Dec-16</text:p>
          </table:table-cell>
          <table:table-cell office:value="785.04" office:value-type="float">
            <text:p>785.04</text:p>
          </table:table-cell>
          <table:table-cell office:value="791.25" office:value-type="float">
            <text:p>791.25</text:p>
          </table:table-cell>
          <table:table-cell office:value="784.36" office:value-type="float">
            <text:p>784.36</text:p>
          </table:table-cell>
          <table:table-cell office:value="789.27" office:value-type="float">
            <text:p>789.27</text:p>
          </table:table-cell>
          <table:table-cell office:value="2104117" office:value-type="float">
            <text:p>2104117</text:p>
          </table:table-cell>
        </table:table-row>
        <table:table-row>
          <table:table-cell office:value-type="string">
            <text:p>9-Dec-16</text:p>
          </table:table-cell>
          <table:table-cell office:value="780.0" office:value-type="float">
            <text:p>780.0</text:p>
          </table:table-cell>
          <table:table-cell office:value="789.43" office:value-type="float">
            <text:p>789.43</text:p>
          </table:table-cell>
          <table:table-cell office:value="779.02" office:value-type="float">
            <text:p>779.02</text:p>
          </table:table-cell>
          <table:table-cell office:value="789.29" office:value-type="float">
            <text:p>789.29</text:p>
          </table:table-cell>
          <table:table-cell office:value="1821914" office:value-type="float">
            <text:p>1821914</text:p>
          </table:table-cell>
        </table:table-row>
        <table:table-row>
          <table:table-cell office:value-type="string">
            <text:p>8-Dec-16</text:p>
          </table:table-cell>
          <table:table-cell office:value="772.48" office:value-type="float">
            <text:p>772.48</text:p>
          </table:table-cell>
          <table:table-cell office:value="778.18" office:value-type="float">
            <text:p>778.18</text:p>
          </table:table-cell>
          <table:table-cell office:value="767.23" office:value-type="float">
            <text:p>767.23</text:p>
          </table:table-cell>
          <table:table-cell office:value="776.42" office:value-type="float">
            <text:p>776.42</text:p>
          </table:table-cell>
          <table:table-cell office:value="1488059" office:value-type="float">
            <text:p>1488059</text:p>
          </table:table-cell>
        </table:table-row>
        <table:table-row>
          <table:table-cell office:value-type="string">
            <text:p>7-Dec-16</text:p>
          </table:table-cell>
          <table:table-cell office:value="761.0" office:value-type="float">
            <text:p>761.0</text:p>
          </table:table-cell>
          <table:table-cell office:value="771.36" office:value-type="float">
            <text:p>771.36</text:p>
          </table:table-cell>
          <table:table-cell office:value="755.8" office:value-type="float">
            <text:p>755.8</text:p>
          </table:table-cell>
          <table:table-cell office:value="771.19" office:value-type="float">
            <text:p>771.19</text:p>
          </table:table-cell>
          <table:table-cell office:value="1760966" office:value-type="float">
            <text:p>1760966</text:p>
          </table:table-cell>
        </table:table-row>
        <table:table-row>
          <table:table-cell office:value-type="string">
            <text:p>6-Dec-16</text:p>
          </table:table-cell>
          <table:table-cell office:value="764.73" office:value-type="float">
            <text:p>764.73</text:p>
          </table:table-cell>
          <table:table-cell office:value="768.83" office:value-type="float">
            <text:p>768.83</text:p>
          </table:table-cell>
          <table:table-cell office:value="757.34" office:value-type="float">
            <text:p>757.34</text:p>
          </table:table-cell>
          <table:table-cell office:value="759.11" office:value-type="float">
            <text:p>759.11</text:p>
          </table:table-cell>
          <table:table-cell office:value="1690689" office:value-type="float">
            <text:p>1690689</text:p>
          </table:table-cell>
        </table:table-row>
        <table:table-row>
          <table:table-cell office:value-type="string">
            <text:p>5-Dec-16</text:p>
          </table:table-cell>
          <table:table-cell office:value="757.71" office:value-type="float">
            <text:p>757.71</text:p>
          </table:table-cell>
          <table:table-cell office:value="763.9" office:value-type="float">
            <text:p>763.9</text:p>
          </table:table-cell>
          <table:table-cell office:value="752.9" office:value-type="float">
            <text:p>752.9</text:p>
          </table:table-cell>
          <table:table-cell office:value="762.52" office:value-type="float">
            <text:p>762.52</text:p>
          </table:table-cell>
          <table:table-cell office:value="1394223" office:value-type="float">
            <text:p>1394223</text:p>
          </table:table-cell>
        </table:table-row>
        <table:table-row>
          <table:table-cell office:value-type="string">
            <text:p>2-Dec-16</text:p>
          </table:table-cell>
          <table:table-cell office:value="744.59" office:value-type="float">
            <text:p>744.59</text:p>
          </table:table-cell>
          <table:table-cell office:value="754.0" office:value-type="float">
            <text:p>754.0</text:p>
          </table:table-cell>
          <table:table-cell office:value="743.1" office:value-type="float">
            <text:p>743.1</text:p>
          </table:table-cell>
          <table:table-cell office:value="750.5" office:value-type="float">
            <text:p>750.5</text:p>
          </table:table-cell>
          <table:table-cell office:value="1452484" office:value-type="float">
            <text:p>1452484</text:p>
          </table:table-cell>
        </table:table-row>
        <table:table-row>
          <table:table-cell office:value-type="string">
            <text:p>1-Dec-16</text:p>
          </table:table-cell>
          <table:table-cell office:value="757.44" office:value-type="float">
            <text:p>757.44</text:p>
          </table:table-cell>
          <table:table-cell office:value="759.85" office:value-type="float">
            <text:p>759.85</text:p>
          </table:table-cell>
          <table:table-cell office:value="737.02" office:value-type="float">
            <text:p>737.02</text:p>
          </table:table-cell>
          <table:table-cell office:value="747.92" office:value-type="float">
            <text:p>747.92</text:p>
          </table:table-cell>
          <table:table-cell office:value="3017947" office:value-type="float">
            <text:p>3017947</text:p>
          </table:table-cell>
        </table:table-row>
        <table:table-row>
          <table:table-cell office:value-type="string">
            <text:p>30-Nov-16</text:p>
          </table:table-cell>
          <table:table-cell office:value="770.07" office:value-type="float">
            <text:p>770.07</text:p>
          </table:table-cell>
          <table:table-cell office:value="772.99" office:value-type="float">
            <text:p>772.99</text:p>
          </table:table-cell>
          <table:table-cell office:value="754.83" office:value-type="float">
            <text:p>754.83</text:p>
          </table:table-cell>
          <table:table-cell office:value="758.04" office:value-type="float">
            <text:p>758.04</text:p>
          </table:table-cell>
          <table:table-cell office:value="2392890" office:value-type="float">
            <text:p>2392890</text:p>
          </table:table-cell>
        </table:table-row>
        <table:table-row>
          <table:table-cell office:value-type="string">
            <text:p>29-Nov-16</text:p>
          </table:table-cell>
          <table:table-cell office:value="771.53" office:value-type="float">
            <text:p>771.53</text:p>
          </table:table-cell>
          <table:table-cell office:value="778.5" office:value-type="float">
            <text:p>778.5</text:p>
          </table:table-cell>
          <table:table-cell office:value="768.24" office:value-type="float">
            <text:p>768.24</text:p>
          </table:table-cell>
          <table:table-cell office:value="770.84" office:value-type="float">
            <text:p>770.84</text:p>
          </table:table-cell>
          <table:table-cell office:value="1616618" office:value-type="float">
            <text:p>1616618</text:p>
          </table:table-cell>
        </table:table-row>
        <table:table-row>
          <table:table-cell office:value-type="string">
            <text:p>28-Nov-16</text:p>
          </table:table-cell>
          <table:table-cell office:value="760.0" office:value-type="float">
            <text:p>760.0</text:p>
          </table:table-cell>
          <table:table-cell office:value="779.53" office:value-type="float">
            <text:p>779.53</text:p>
          </table:table-cell>
          <table:table-cell office:value="759.8" office:value-type="float">
            <text:p>759.8</text:p>
          </table:table-cell>
          <table:table-cell office:value="768.24" office:value-type="float">
            <text:p>768.24</text:p>
          </table:table-cell>
          <table:table-cell office:value="2188151" office:value-type="float">
            <text:p>2188151</text:p>
          </table:table-cell>
        </table:table-row>
        <table:table-row>
          <table:table-cell office:value-type="string">
            <text:p>25-Nov-16</text:p>
          </table:table-cell>
          <table:table-cell office:value="764.26" office:value-type="float">
            <text:p>764.26</text:p>
          </table:table-cell>
          <table:table-cell office:value="765.0" office:value-type="float">
            <text:p>765.0</text:p>
          </table:table-cell>
          <table:table-cell office:value="760.52" office:value-type="float">
            <text:p>760.52</text:p>
          </table:table-cell>
          <table:table-cell office:value="761.68" office:value-type="float">
            <text:p>761.68</text:p>
          </table:table-cell>
          <table:table-cell office:value="587421" office:value-type="float">
            <text:p>587421</text:p>
          </table:table-cell>
        </table:table-row>
        <table:table-row>
          <table:table-cell office:value-type="string">
            <text:p>23-Nov-16</text:p>
          </table:table-cell>
          <table:table-cell office:value="767.73" office:value-type="float">
            <text:p>767.73</text:p>
          </table:table-cell>
          <table:table-cell office:value="768.28" office:value-type="float">
            <text:p>768.28</text:p>
          </table:table-cell>
          <table:table-cell office:value="755.25" office:value-type="float">
            <text:p>755.25</text:p>
          </table:table-cell>
          <table:table-cell office:value="760.99" office:value-type="float">
            <text:p>760.99</text:p>
          </table:table-cell>
          <table:table-cell office:value="1478417" office:value-type="float">
            <text:p>1478417</text:p>
          </table:table-cell>
        </table:table-row>
        <table:table-row>
          <table:table-cell office:value-type="string">
            <text:p>22-Nov-16</text:p>
          </table:table-cell>
          <table:table-cell office:value="772.63" office:value-type="float">
            <text:p>772.63</text:p>
          </table:table-cell>
          <table:table-cell office:value="776.96" office:value-type="float">
            <text:p>776.96</text:p>
          </table:table-cell>
          <table:table-cell office:value="767.0" office:value-type="float">
            <text:p>767.0</text:p>
          </table:table-cell>
          <table:table-cell office:value="768.27" office:value-type="float">
            <text:p>768.27</text:p>
          </table:table-cell>
          <table:table-cell office:value="1593108" office:value-type="float">
            <text:p>1593108</text:p>
          </table:table-cell>
        </table:table-row>
        <table:table-row>
          <table:table-cell office:value-type="string">
            <text:p>21-Nov-16</text:p>
          </table:table-cell>
          <table:table-cell office:value="762.61" office:value-type="float">
            <text:p>762.61</text:p>
          </table:table-cell>
          <table:table-cell office:value="769.7" office:value-type="float">
            <text:p>769.7</text:p>
          </table:table-cell>
          <table:table-cell office:value="760.6" office:value-type="float">
            <text:p>760.6</text:p>
          </table:table-cell>
          <table:table-cell office:value="769.2" office:value-type="float">
            <text:p>769.2</text:p>
          </table:table-cell>
          <table:table-cell office:value="1330639" office:value-type="float">
            <text:p>1330639</text:p>
          </table:table-cell>
        </table:table-row>
        <table:table-row>
          <table:table-cell office:value-type="string">
            <text:p>18-Nov-16</text:p>
          </table:table-cell>
          <table:table-cell office:value="771.37" office:value-type="float">
            <text:p>771.37</text:p>
          </table:table-cell>
          <table:table-cell office:value="775.0" office:value-type="float">
            <text:p>775.0</text:p>
          </table:table-cell>
          <table:table-cell office:value="760.0" office:value-type="float">
            <text:p>760.0</text:p>
          </table:table-cell>
          <table:table-cell office:value="760.54" office:value-type="float">
            <text:p>760.54</text:p>
          </table:table-cell>
          <table:table-cell office:value="1547145" office:value-type="float">
            <text:p>1547145</text:p>
          </table:table-cell>
        </table:table-row>
        <table:table-row>
          <table:table-cell office:value-type="string">
            <text:p>17-Nov-16</text:p>
          </table:table-cell>
          <table:table-cell office:value="766.92" office:value-type="float">
            <text:p>766.92</text:p>
          </table:table-cell>
          <table:table-cell office:value="772.7" office:value-type="float">
            <text:p>772.7</text:p>
          </table:table-cell>
          <table:table-cell office:value="764.23" office:value-type="float">
            <text:p>764.23</text:p>
          </table:table-cell>
          <table:table-cell office:value="771.23" office:value-type="float">
            <text:p>771.23</text:p>
          </table:table-cell>
          <table:table-cell office:value="1286961" office:value-type="float">
            <text:p>1286961</text:p>
          </table:table-cell>
        </table:table-row>
        <table:table-row>
          <table:table-cell office:value-type="string">
            <text:p>16-Nov-16</text:p>
          </table:table-cell>
          <table:table-cell office:value="755.2" office:value-type="float">
            <text:p>755.2</text:p>
          </table:table-cell>
          <table:table-cell office:value="766.36" office:value-type="float">
            <text:p>766.36</text:p>
          </table:table-cell>
          <table:table-cell office:value="750.51" office:value-type="float">
            <text:p>750.51</text:p>
          </table:table-cell>
          <table:table-cell office:value="764.48" office:value-type="float">
            <text:p>764.48</text:p>
          </table:table-cell>
          <table:table-cell office:value="1472594" office:value-type="float">
            <text:p>1472594</text:p>
          </table:table-cell>
        </table:table-row>
        <table:table-row>
          <table:table-cell office:value-type="string">
            <text:p>15-Nov-16</text:p>
          </table:table-cell>
          <table:table-cell office:value="746.97" office:value-type="float">
            <text:p>746.97</text:p>
          </table:table-cell>
          <table:table-cell office:value="764.42" office:value-type="float">
            <text:p>764.42</text:p>
          </table:table-cell>
          <table:table-cell office:value="746.97" office:value-type="float">
            <text:p>746.97</text:p>
          </table:table-cell>
          <table:table-cell office:value="758.49" office:value-type="float">
            <text:p>758.49</text:p>
          </table:table-cell>
          <table:table-cell office:value="2384001" office:value-type="float">
            <text:p>2384001</text:p>
          </table:table-cell>
        </table:table-row>
        <table:table-row>
          <table:table-cell office:value-type="string">
            <text:p>14-Nov-16</text:p>
          </table:table-cell>
          <table:table-cell office:value="755.6" office:value-type="float">
            <text:p>755.6</text:p>
          </table:table-cell>
          <table:table-cell office:value="757.85" office:value-type="float">
            <text:p>757.85</text:p>
          </table:table-cell>
          <table:table-cell office:value="727.54" office:value-type="float">
            <text:p>727.54</text:p>
          </table:table-cell>
          <table:table-cell office:value="736.08" office:value-type="float">
            <text:p>736.08</text:p>
          </table:table-cell>
          <table:table-cell office:value="3654385" office:value-type="float">
            <text:p>3654385</text:p>
          </table:table-cell>
        </table:table-row>
        <table:table-row>
          <table:table-cell office:value-type="string">
            <text:p>11-Nov-16</text:p>
          </table:table-cell>
          <table:table-cell office:value="756.54" office:value-type="float">
            <text:p>756.54</text:p>
          </table:table-cell>
          <table:table-cell office:value="760.78" office:value-type="float">
            <text:p>760.78</text:p>
          </table:table-cell>
          <table:table-cell office:value="750.38" office:value-type="float">
            <text:p>750.38</text:p>
          </table:table-cell>
          <table:table-cell office:value="754.02" office:value-type="float">
            <text:p>754.02</text:p>
          </table:table-cell>
          <table:table-cell office:value="2431815" office:value-type="float">
            <text:p>2431815</text:p>
          </table:table-cell>
        </table:table-row>
        <table:table-row>
          <table:table-cell office:value-type="string">
            <text:p>10-Nov-16</text:p>
          </table:table-cell>
          <table:table-cell office:value="791.17" office:value-type="float">
            <text:p>791.17</text:p>
          </table:table-cell>
          <table:table-cell office:value="791.17" office:value-type="float">
            <text:p>791.17</text:p>
          </table:table-cell>
          <table:table-cell office:value="752.18" office:value-type="float">
            <text:p>752.18</text:p>
          </table:table-cell>
          <table:table-cell office:value="762.56" office:value-type="float">
            <text:p>762.56</text:p>
          </table:table-cell>
          <table:table-cell office:value="4745183" office:value-type="float">
            <text:p>4745183</text:p>
          </table:table-cell>
        </table:table-row>
        <table:table-row>
          <table:table-cell office:value-type="string">
            <text:p>9-Nov-16</text:p>
          </table:table-cell>
          <table:table-cell office:value="779.94" office:value-type="float">
            <text:p>779.94</text:p>
          </table:table-cell>
          <table:table-cell office:value="791.23" office:value-type="float">
            <text:p>791.23</text:p>
          </table:table-cell>
          <table:table-cell office:value="771.67" office:value-type="float">
            <text:p>771.67</text:p>
          </table:table-cell>
          <table:table-cell office:value="785.31" office:value-type="float">
            <text:p>785.31</text:p>
          </table:table-cell>
          <table:table-cell office:value="2607121" office:value-type="float">
            <text:p>2607121</text:p>
          </table:table-cell>
        </table:table-row>
        <table:table-row>
          <table:table-cell office:value-type="string">
            <text:p>8-Nov-16</text:p>
          </table:table-cell>
          <table:table-cell office:value="783.4" office:value-type="float">
            <text:p>783.4</text:p>
          </table:table-cell>
          <table:table-cell office:value="795.63" office:value-type="float">
            <text:p>795.63</text:p>
          </table:table-cell>
          <table:table-cell office:value="780.19" office:value-type="float">
            <text:p>780.19</text:p>
          </table:table-cell>
          <table:table-cell office:value="790.51" office:value-type="float">
            <text:p>790.51</text:p>
          </table:table-cell>
          <table:table-cell office:value="1366873" office:value-type="float">
            <text:p>1366873</text:p>
          </table:table-cell>
        </table:table-row>
        <table:table-row>
          <table:table-cell office:value-type="string">
            <text:p>7-Nov-16</text:p>
          </table:table-cell>
          <table:table-cell office:value="774.5" office:value-type="float">
            <text:p>774.5</text:p>
          </table:table-cell>
          <table:table-cell office:value="785.19" office:value-type="float">
            <text:p>785.19</text:p>
          </table:table-cell>
          <table:table-cell office:value="772.55" office:value-type="float">
            <text:p>772.55</text:p>
          </table:table-cell>
          <table:table-cell office:value="782.52" office:value-type="float">
            <text:p>782.52</text:p>
          </table:table-cell>
          <table:table-cell office:value="1585070" office:value-type="float">
            <text:p>1585070</text:p>
          </table:table-cell>
        </table:table-row>
        <table:table-row>
          <table:table-cell office:value-type="string">
            <text:p>4-Nov-16</text:p>
          </table:table-cell>
          <table:table-cell office:value="750.66" office:value-type="float">
            <text:p>750.66</text:p>
          </table:table-cell>
          <table:table-cell office:value="770.36" office:value-type="float">
            <text:p>770.36</text:p>
          </table:table-cell>
          <table:table-cell office:value="750.56" office:value-type="float">
            <text:p>750.56</text:p>
          </table:table-cell>
          <table:table-cell office:value="762.02" office:value-type="float">
            <text:p>762.02</text:p>
          </table:table-cell>
          <table:table-cell office:value="2134812" office:value-type="float">
            <text:p>2134812</text:p>
          </table:table-cell>
        </table:table-row>
        <table:table-row>
          <table:table-cell office:value-type="string">
            <text:p>3-Nov-16</text:p>
          </table:table-cell>
          <table:table-cell office:value="767.25" office:value-type="float">
            <text:p>767.25</text:p>
          </table:table-cell>
          <table:table-cell office:value="769.95" office:value-type="float">
            <text:p>769.95</text:p>
          </table:table-cell>
          <table:table-cell office:value="759.03" office:value-type="float">
            <text:p>759.03</text:p>
          </table:table-cell>
          <table:table-cell office:value="762.13" office:value-type="float">
            <text:p>762.13</text:p>
          </table:table-cell>
          <table:table-cell office:value="1943175" office:value-type="float">
            <text:p>1943175</text:p>
          </table:table-cell>
        </table:table-row>
        <table:table-row>
          <table:table-cell office:value-type="string">
            <text:p>2-Nov-16</text:p>
          </table:table-cell>
          <table:table-cell office:value="778.2" office:value-type="float">
            <text:p>778.2</text:p>
          </table:table-cell>
          <table:table-cell office:value="781.65" office:value-type="float">
            <text:p>781.65</text:p>
          </table:table-cell>
          <table:table-cell office:value="763.45" office:value-type="float">
            <text:p>763.45</text:p>
          </table:table-cell>
          <table:table-cell office:value="768.7" office:value-type="float">
            <text:p>768.7</text:p>
          </table:table-cell>
          <table:table-cell office:value="1918414" office:value-type="float">
            <text:p>1918414</text:p>
          </table:table-cell>
        </table:table-row>
        <table:table-row>
          <table:table-cell office:value-type="string">
            <text:p>1-Nov-16</text:p>
          </table:table-cell>
          <table:table-cell office:value="782.89" office:value-type="float">
            <text:p>782.89</text:p>
          </table:table-cell>
          <table:table-cell office:value="789.49" office:value-type="float">
            <text:p>789.49</text:p>
          </table:table-cell>
          <table:table-cell office:value="775.54" office:value-type="float">
            <text:p>775.54</text:p>
          </table:table-cell>
          <table:table-cell office:value="783.61" office:value-type="float">
            <text:p>783.61</text:p>
          </table:table-cell>
          <table:table-cell office:value="2406356" office:value-type="float">
            <text:p>2406356</text:p>
          </table:table-cell>
        </table:table-row>
        <table:table-row>
          <table:table-cell office:value-type="string">
            <text:p>31-Oct-16</text:p>
          </table:table-cell>
          <table:table-cell office:value="795.47" office:value-type="float">
            <text:p>795.47</text:p>
          </table:table-cell>
          <table:table-cell office:value="796.86" office:value-type="float">
            <text:p>796.86</text:p>
          </table:table-cell>
          <table:table-cell office:value="784.0" office:value-type="float">
            <text:p>784.0</text:p>
          </table:table-cell>
          <table:table-cell office:value="784.54" office:value-type="float">
            <text:p>784.54</text:p>
          </table:table-cell>
          <table:table-cell office:value="2427284" office:value-type="float">
            <text:p>2427284</text:p>
          </table:table-cell>
        </table:table-row>
        <table:table-row>
          <table:table-cell office:value-type="string">
            <text:p>28-Oct-16</text:p>
          </table:table-cell>
          <table:table-cell office:value="808.35" office:value-type="float">
            <text:p>808.35</text:p>
          </table:table-cell>
          <table:table-cell office:value="815.49" office:value-type="float">
            <text:p>815.49</text:p>
          </table:table-cell>
          <table:table-cell office:value="793.59" office:value-type="float">
            <text:p>793.59</text:p>
          </table:table-cell>
          <table:table-cell office:value="795.37" office:value-type="float">
            <text:p>795.37</text:p>
          </table:table-cell>
          <table:table-cell office:value="4269902" office:value-type="float">
            <text:p>4269902</text:p>
          </table:table-cell>
        </table:table-row>
        <table:table-row>
          <table:table-cell office:value-type="string">
            <text:p>27-Oct-16</text:p>
          </table:table-cell>
          <table:table-cell office:value="801.0" office:value-type="float">
            <text:p>801.0</text:p>
          </table:table-cell>
          <table:table-cell office:value="803.49" office:value-type="float">
            <text:p>803.49</text:p>
          </table:table-cell>
          <table:table-cell office:value="791.5" office:value-type="float">
            <text:p>791.5</text:p>
          </table:table-cell>
          <table:table-cell office:value="795.35" office:value-type="float">
            <text:p>795.35</text:p>
          </table:table-cell>
          <table:table-cell office:value="2749221" office:value-type="float">
            <text:p>2749221</text:p>
          </table:table-cell>
        </table:table-row>
        <table:table-row>
          <table:table-cell office:value-type="string">
            <text:p>26-Oct-16</text:p>
          </table:table-cell>
          <table:table-cell office:value="806.34" office:value-type="float">
            <text:p>806.34</text:p>
          </table:table-cell>
          <table:table-cell office:value="806.98" office:value-type="float">
            <text:p>806.98</text:p>
          </table:table-cell>
          <table:table-cell office:value="796.32" office:value-type="float">
            <text:p>796.32</text:p>
          </table:table-cell>
          <table:table-cell office:value="799.07" office:value-type="float">
            <text:p>799.07</text:p>
          </table:table-cell>
          <table:table-cell office:value="1647733" office:value-type="float">
            <text:p>1647733</text:p>
          </table:table-cell>
        </table:table-row>
        <table:table-row>
          <table:table-cell office:value-type="string">
            <text:p>25-Oct-16</text:p>
          </table:table-cell>
          <table:table-cell office:value="816.68" office:value-type="float">
            <text:p>816.68</text:p>
          </table:table-cell>
          <table:table-cell office:value="816.68" office:value-type="float">
            <text:p>816.68</text:p>
          </table:table-cell>
          <table:table-cell office:value="805.14" office:value-type="float">
            <text:p>805.14</text:p>
          </table:table-cell>
          <table:table-cell office:value="807.67" office:value-type="float">
            <text:p>807.67</text:p>
          </table:table-cell>
          <table:table-cell office:value="1576404" office:value-type="float">
            <text:p>1576404</text:p>
          </table:table-cell>
        </table:table-row>
        <table:table-row>
          <table:table-cell office:value-type="string">
            <text:p>24-Oct-16</text:p>
          </table:table-cell>
          <table:table-cell office:value="804.9" office:value-type="float">
            <text:p>804.9</text:p>
          </table:table-cell>
          <table:table-cell office:value="815.18" office:value-type="float">
            <text:p>815.18</text:p>
          </table:table-cell>
          <table:table-cell office:value="804.82" office:value-type="float">
            <text:p>804.82</text:p>
          </table:table-cell>
          <table:table-cell office:value="813.11" office:value-type="float">
            <text:p>813.11</text:p>
          </table:table-cell>
          <table:table-cell office:value="1697514" office:value-type="float">
            <text:p>1697514</text:p>
          </table:table-cell>
        </table:table-row>
        <table:table-row>
          <table:table-cell office:value-type="string">
            <text:p>21-Oct-16</text:p>
          </table:table-cell>
          <table:table-cell office:value="795.0" office:value-type="float">
            <text:p>795.0</text:p>
          </table:table-cell>
          <table:table-cell office:value="799.5" office:value-type="float">
            <text:p>799.5</text:p>
          </table:table-cell>
          <table:table-cell office:value="794.0" office:value-type="float">
            <text:p>794.0</text:p>
          </table:table-cell>
          <table:table-cell office:value="799.37" office:value-type="float">
            <text:p>799.37</text:p>
          </table:table-cell>
          <table:table-cell office:value="1266181" office:value-type="float">
            <text:p>1266181</text:p>
          </table:table-cell>
        </table:table-row>
        <table:table-row>
          <table:table-cell office:value-type="string">
            <text:p>20-Oct-16</text:p>
          </table:table-cell>
          <table:table-cell office:value="803.3" office:value-type="float">
            <text:p>803.3</text:p>
          </table:table-cell>
          <table:table-cell office:value="803.97" office:value-type="float">
            <text:p>803.97</text:p>
          </table:table-cell>
          <table:table-cell office:value="796.03" office:value-type="float">
            <text:p>796.03</text:p>
          </table:table-cell>
          <table:table-cell office:value="796.97" office:value-type="float">
            <text:p>796.97</text:p>
          </table:table-cell>
          <table:table-cell office:value="1757528" office:value-type="float">
            <text:p>1757528</text:p>
          </table:table-cell>
        </table:table-row>
        <table:table-row>
          <table:table-cell office:value-type="string">
            <text:p>19-Oct-16</text:p>
          </table:table-cell>
          <table:table-cell office:value="798.86" office:value-type="float">
            <text:p>798.86</text:p>
          </table:table-cell>
          <table:table-cell office:value="804.63" office:value-type="float">
            <text:p>804.63</text:p>
          </table:table-cell>
          <table:table-cell office:value="797.64" office:value-type="float">
            <text:p>797.64</text:p>
          </table:table-cell>
          <table:table-cell office:value="801.56" office:value-type="float">
            <text:p>801.56</text:p>
          </table:table-cell>
          <table:table-cell office:value="1766798" office:value-type="float">
            <text:p>1766798</text:p>
          </table:table-cell>
        </table:table-row>
        <table:table-row>
          <table:table-cell office:value-type="string">
            <text:p>18-Oct-16</text:p>
          </table:table-cell>
          <table:table-cell office:value="787.85" office:value-type="float">
            <text:p>787.85</text:p>
          </table:table-cell>
          <table:table-cell office:value="801.61" office:value-type="float">
            <text:p>801.61</text:p>
          </table:table-cell>
          <table:table-cell office:value="785.56" office:value-type="float">
            <text:p>785.56</text:p>
          </table:table-cell>
          <table:table-cell office:value="795.26" office:value-type="float">
            <text:p>795.26</text:p>
          </table:table-cell>
          <table:table-cell office:value="2056903" office:value-type="float">
            <text:p>2056903</text:p>
          </table:table-cell>
        </table:table-row>
        <table:table-row>
          <table:table-cell office:value-type="string">
            <text:p>17-Oct-16</text:p>
          </table:table-cell>
          <table:table-cell office:value="779.8" office:value-type="float">
            <text:p>779.8</text:p>
          </table:table-cell>
          <table:table-cell office:value="785.85" office:value-type="float">
            <text:p>785.85</text:p>
          </table:table-cell>
          <table:table-cell office:value="777.5" office:value-type="float">
            <text:p>777.5</text:p>
          </table:table-cell>
          <table:table-cell office:value="779.96" office:value-type="float">
            <text:p>779.96</text:p>
          </table:table-cell>
          <table:table-cell office:value="1092973" office:value-type="float">
            <text:p>1092973</text:p>
          </table:table-cell>
        </table:table-row>
        <table:table-row>
          <table:table-cell office:value-type="string">
            <text:p>14-Oct-16</text:p>
          </table:table-cell>
          <table:table-cell office:value="781.65" office:value-type="float">
            <text:p>781.65</text:p>
          </table:table-cell>
          <table:table-cell office:value="783.95" office:value-type="float">
            <text:p>783.95</text:p>
          </table:table-cell>
          <table:table-cell office:value="776.0" office:value-type="float">
            <text:p>776.0</text:p>
          </table:table-cell>
          <table:table-cell office:value="778.53" office:value-type="float">
            <text:p>778.53</text:p>
          </table:table-cell>
          <table:table-cell office:value="852487" office:value-type="float">
            <text:p>852487</text:p>
          </table:table-cell>
        </table:table-row>
        <table:table-row>
          <table:table-cell office:value-type="string">
            <text:p>13-Oct-16</text:p>
          </table:table-cell>
          <table:table-cell office:value="781.22" office:value-type="float">
            <text:p>781.22</text:p>
          </table:table-cell>
          <table:table-cell office:value="781.22" office:value-type="float">
            <text:p>781.22</text:p>
          </table:table-cell>
          <table:table-cell office:value="773.0" office:value-type="float">
            <text:p>773.0</text:p>
          </table:table-cell>
          <table:table-cell office:value="778.19" office:value-type="float">
            <text:p>778.19</text:p>
          </table:table-cell>
          <table:table-cell office:value="1365277" office:value-type="float">
            <text:p>1365277</text:p>
          </table:table-cell>
        </table:table-row>
        <table:table-row>
          <table:table-cell office:value-type="string">
            <text:p>12-Oct-16</text:p>
          </table:table-cell>
          <table:table-cell office:value="783.76" office:value-type="float">
            <text:p>783.76</text:p>
          </table:table-cell>
          <table:table-cell office:value="788.13" office:value-type="float">
            <text:p>788.13</text:p>
          </table:table-cell>
          <table:table-cell office:value="782.06" office:value-type="float">
            <text:p>782.06</text:p>
          </table:table-cell>
          <table:table-cell office:value="786.14" office:value-type="float">
            <text:p>786.14</text:p>
          </table:table-cell>
          <table:table-cell office:value="937435" office:value-type="float">
            <text:p>937435</text:p>
          </table:table-cell>
        </table:table-row>
        <table:table-row>
          <table:table-cell office:value-type="string">
            <text:p>11-Oct-16</text:p>
          </table:table-cell>
          <table:table-cell office:value="786.66" office:value-type="float">
            <text:p>786.66</text:p>
          </table:table-cell>
          <table:table-cell office:value="792.28" office:value-type="float">
            <text:p>792.28</text:p>
          </table:table-cell>
          <table:table-cell office:value="780.58" office:value-type="float">
            <text:p>780.58</text:p>
          </table:table-cell>
          <table:table-cell office:value="783.07" office:value-type="float">
            <text:p>783.07</text:p>
          </table:table-cell>
          <table:table-cell office:value="1372461" office:value-type="float">
            <text:p>1372461</text:p>
          </table:table-cell>
        </table:table-row>
        <table:table-row>
          <table:table-cell office:value-type="string">
            <text:p>10-Oct-16</text:p>
          </table:table-cell>
          <table:table-cell office:value="777.71" office:value-type="float">
            <text:p>777.71</text:p>
          </table:table-cell>
          <table:table-cell office:value="789.38" office:value-type="float">
            <text:p>789.38</text:p>
          </table:table-cell>
          <table:table-cell office:value="775.87" office:value-type="float">
            <text:p>775.87</text:p>
          </table:table-cell>
          <table:table-cell office:value="785.94" office:value-type="float">
            <text:p>785.94</text:p>
          </table:table-cell>
          <table:table-cell office:value="1174923" office:value-type="float">
            <text:p>1174923</text:p>
          </table:table-cell>
        </table:table-row>
        <table:table-row>
          <table:table-cell office:value-type="string">
            <text:p>7-Oct-16</text:p>
          </table:table-cell>
          <table:table-cell office:value="779.66" office:value-type="float">
            <text:p>779.66</text:p>
          </table:table-cell>
          <table:table-cell office:value="779.66" office:value-type="float">
            <text:p>779.66</text:p>
          </table:table-cell>
          <table:table-cell office:value="770.75" office:value-type="float">
            <text:p>770.75</text:p>
          </table:table-cell>
          <table:table-cell office:value="775.08" office:value-type="float">
            <text:p>775.08</text:p>
          </table:table-cell>
          <table:table-cell office:value="933158" office:value-type="float">
            <text:p>933158</text:p>
          </table:table-cell>
        </table:table-row>
        <table:table-row>
          <table:table-cell office:value-type="string">
            <text:p>6-Oct-16</text:p>
          </table:table-cell>
          <table:table-cell office:value="779.0" office:value-type="float">
            <text:p>779.0</text:p>
          </table:table-cell>
          <table:table-cell office:value="780.48" office:value-type="float">
            <text:p>780.48</text:p>
          </table:table-cell>
          <table:table-cell office:value="775.54" office:value-type="float">
            <text:p>775.54</text:p>
          </table:table-cell>
          <table:table-cell office:value="776.86" office:value-type="float">
            <text:p>776.86</text:p>
          </table:table-cell>
          <table:table-cell office:value="1070692" office:value-type="float">
            <text:p>1070692</text:p>
          </table:table-cell>
        </table:table-row>
        <table:table-row>
          <table:table-cell office:value-type="string">
            <text:p>5-Oct-16</text:p>
          </table:table-cell>
          <table:table-cell office:value="779.31" office:value-type="float">
            <text:p>779.31</text:p>
          </table:table-cell>
          <table:table-cell office:value="782.07" office:value-type="float">
            <text:p>782.07</text:p>
          </table:table-cell>
          <table:table-cell office:value="775.65" office:value-type="float">
            <text:p>775.65</text:p>
          </table:table-cell>
          <table:table-cell office:value="776.47" office:value-type="float">
            <text:p>776.47</text:p>
          </table:table-cell>
          <table:table-cell office:value="1461151" office:value-type="float">
            <text:p>1461151</text:p>
          </table:table-cell>
        </table:table-row>
        <table:table-row>
          <table:table-cell office:value-type="string">
            <text:p>4-Oct-16</text:p>
          </table:table-cell>
          <table:table-cell office:value="776.03" office:value-type="float">
            <text:p>776.03</text:p>
          </table:table-cell>
          <table:table-cell office:value="778.71" office:value-type="float">
            <text:p>778.71</text:p>
          </table:table-cell>
          <table:table-cell office:value="772.89" office:value-type="float">
            <text:p>772.89</text:p>
          </table:table-cell>
          <table:table-cell office:value="776.43" office:value-type="float">
            <text:p>776.43</text:p>
          </table:table-cell>
          <table:table-cell office:value="1201350" office:value-type="float">
            <text:p>1201350</text:p>
          </table:table-cell>
        </table:table-row>
        <table:table-row>
          <table:table-cell office:value-type="string">
            <text:p>3-Oct-16</text:p>
          </table:table-cell>
          <table:table-cell office:value="774.25" office:value-type="float">
            <text:p>774.25</text:p>
          </table:table-cell>
          <table:table-cell office:value="776.06" office:value-type="float">
            <text:p>776.06</text:p>
          </table:table-cell>
          <table:table-cell office:value="769.5" office:value-type="float">
            <text:p>769.5</text:p>
          </table:table-cell>
          <table:table-cell office:value="772.56" office:value-type="float">
            <text:p>772.56</text:p>
          </table:table-cell>
          <table:table-cell office:value="1278821" office:value-type="float">
            <text:p>1278821</text:p>
          </table:table-cell>
        </table:table-row>
        <table:table-row>
          <table:table-cell office:value-type="string">
            <text:p>30-Sep-16</text:p>
          </table:table-cell>
          <table:table-cell office:value="776.33" office:value-type="float">
            <text:p>776.33</text:p>
          </table:table-cell>
          <table:table-cell office:value="780.94" office:value-type="float">
            <text:p>780.94</text:p>
          </table:table-cell>
          <table:table-cell office:value="774.09" office:value-type="float">
            <text:p>774.09</text:p>
          </table:table-cell>
          <table:table-cell office:value="777.29" office:value-type="float">
            <text:p>777.29</text:p>
          </table:table-cell>
          <table:table-cell office:value="1585333" office:value-type="float">
            <text:p>1585333</text:p>
          </table:table-cell>
        </table:table-row>
        <table:table-row>
          <table:table-cell office:value-type="string">
            <text:p>29-Sep-16</text:p>
          </table:table-cell>
          <table:table-cell office:value="781.44" office:value-type="float">
            <text:p>781.44</text:p>
          </table:table-cell>
          <table:table-cell office:value="785.8" office:value-type="float">
            <text:p>785.8</text:p>
          </table:table-cell>
          <table:table-cell office:value="774.23" office:value-type="float">
            <text:p>774.23</text:p>
          </table:table-cell>
          <table:table-cell office:value="775.01" office:value-type="float">
            <text:p>775.01</text:p>
          </table:table-cell>
          <table:table-cell office:value="1314746" office:value-type="float">
            <text:p>1314746</text:p>
          </table:table-cell>
        </table:table-row>
        <table:table-row>
          <table:table-cell office:value-type="string">
            <text:p>28-Sep-16</text:p>
          </table:table-cell>
          <table:table-cell office:value="777.85" office:value-type="float">
            <text:p>777.85</text:p>
          </table:table-cell>
          <table:table-cell office:value="781.81" office:value-type="float">
            <text:p>781.81</text:p>
          </table:table-cell>
          <table:table-cell office:value="774.97" office:value-type="float">
            <text:p>774.97</text:p>
          </table:table-cell>
          <table:table-cell office:value="781.56" office:value-type="float">
            <text:p>781.56</text:p>
          </table:table-cell>
          <table:table-cell office:value="1109834" office:value-type="float">
            <text:p>1109834</text:p>
          </table:table-cell>
        </table:table-row>
        <table:table-row>
          <table:table-cell office:value-type="string">
            <text:p>27-Sep-16</text:p>
          </table:table-cell>
          <table:table-cell office:value="775.5" office:value-type="float">
            <text:p>775.5</text:p>
          </table:table-cell>
          <table:table-cell office:value="785.99" office:value-type="float">
            <text:p>785.99</text:p>
          </table:table-cell>
          <table:table-cell office:value="774.31" office:value-type="float">
            <text:p>774.31</text:p>
          </table:table-cell>
          <table:table-cell office:value="783.01" office:value-type="float">
            <text:p>783.01</text:p>
          </table:table-cell>
          <table:table-cell office:value="1153247" office:value-type="float">
            <text:p>1153247</text:p>
          </table:table-cell>
        </table:table-row>
        <table:table-row>
          <table:table-cell office:value-type="string">
            <text:p>26-Sep-16</text:p>
          </table:table-cell>
          <table:table-cell office:value="782.74" office:value-type="float">
            <text:p>782.74</text:p>
          </table:table-cell>
          <table:table-cell office:value="782.74" office:value-type="float">
            <text:p>782.74</text:p>
          </table:table-cell>
          <table:table-cell office:value="773.07" office:value-type="float">
            <text:p>773.07</text:p>
          </table:table-cell>
          <table:table-cell office:value="774.21" office:value-type="float">
            <text:p>774.21</text:p>
          </table:table-cell>
          <table:table-cell office:value="1533206" office:value-type="float">
            <text:p>1533206</text:p>
          </table:table-cell>
        </table:table-row>
        <table:table-row>
          <table:table-cell office:value-type="string">
            <text:p>23-Sep-16</text:p>
          </table:table-cell>
          <table:table-cell office:value="786.59" office:value-type="float">
            <text:p>786.59</text:p>
          </table:table-cell>
          <table:table-cell office:value="788.93" office:value-type="float">
            <text:p>788.93</text:p>
          </table:table-cell>
          <table:table-cell office:value="784.15" office:value-type="float">
            <text:p>784.15</text:p>
          </table:table-cell>
          <table:table-cell office:value="786.9" office:value-type="float">
            <text:p>786.9</text:p>
          </table:table-cell>
          <table:table-cell office:value="1411937" office:value-type="float">
            <text:p>1411937</text:p>
          </table:table-cell>
        </table:table-row>
        <table:table-row>
          <table:table-cell office:value-type="string">
            <text:p>22-Sep-16</text:p>
          </table:table-cell>
          <table:table-cell office:value="780.0" office:value-type="float">
            <text:p>780.0</text:p>
          </table:table-cell>
          <table:table-cell office:value="789.85" office:value-type="float">
            <text:p>789.85</text:p>
          </table:table-cell>
          <table:table-cell office:value="778.44" office:value-type="float">
            <text:p>778.44</text:p>
          </table:table-cell>
          <table:table-cell office:value="787.21" office:value-type="float">
            <text:p>787.21</text:p>
          </table:table-cell>
          <table:table-cell office:value="1486223" office:value-type="float">
            <text:p>1486223</text:p>
          </table:table-cell>
        </table:table-row>
        <table:table-row>
          <table:table-cell office:value-type="string">
            <text:p>21-Sep-16</text:p>
          </table:table-cell>
          <table:table-cell office:value="772.66" office:value-type="float">
            <text:p>772.66</text:p>
          </table:table-cell>
          <table:table-cell office:value="777.16" office:value-type="float">
            <text:p>777.16</text:p>
          </table:table-cell>
          <table:table-cell office:value="768.3" office:value-type="float">
            <text:p>768.3</text:p>
          </table:table-cell>
          <table:table-cell office:value="776.22" office:value-type="float">
            <text:p>776.22</text:p>
          </table:table-cell>
          <table:table-cell office:value="1167810" office:value-type="float">
            <text:p>1167810</text:p>
          </table:table-cell>
        </table:table-row>
        <table:table-row>
          <table:table-cell office:value-type="string">
            <text:p>20-Sep-16</text:p>
          </table:table-cell>
          <table:table-cell office:value="769.0" office:value-type="float">
            <text:p>769.0</text:p>
          </table:table-cell>
          <table:table-cell office:value="773.33" office:value-type="float">
            <text:p>773.33</text:p>
          </table:table-cell>
          <table:table-cell office:value="768.53" office:value-type="float">
            <text:p>768.53</text:p>
          </table:table-cell>
          <table:table-cell office:value="771.41" office:value-type="float">
            <text:p>771.41</text:p>
          </table:table-cell>
          <table:table-cell office:value="978631" office:value-type="float">
            <text:p>978631</text:p>
          </table:table-cell>
        </table:table-row>
        <table:table-row>
          <table:table-cell office:value-type="string">
            <text:p>19-Sep-16</text:p>
          </table:table-cell>
          <table:table-cell office:value="772.42" office:value-type="float">
            <text:p>772.42</text:p>
          </table:table-cell>
          <table:table-cell office:value="774.0" office:value-type="float">
            <text:p>774.0</text:p>
          </table:table-cell>
          <table:table-cell office:value="764.44" office:value-type="float">
            <text:p>764.44</text:p>
          </table:table-cell>
          <table:table-cell office:value="765.7" office:value-type="float">
            <text:p>765.7</text:p>
          </table:table-cell>
          <table:table-cell office:value="1172824" office:value-type="float">
            <text:p>1172824</text:p>
          </table:table-cell>
        </table:table-row>
        <table:table-row>
          <table:table-cell office:value-type="string">
            <text:p>16-Sep-16</text:p>
          </table:table-cell>
          <table:table-cell office:value="769.75" office:value-type="float">
            <text:p>769.75</text:p>
          </table:table-cell>
          <table:table-cell office:value="769.75" office:value-type="float">
            <text:p>769.75</text:p>
          </table:table-cell>
          <table:table-cell office:value="764.66" office:value-type="float">
            <text:p>764.66</text:p>
          </table:table-cell>
          <table:table-cell office:value="768.88" office:value-type="float">
            <text:p>768.88</text:p>
          </table:table-cell>
          <table:table-cell office:value="2049338" office:value-type="float">
            <text:p>2049338</text:p>
          </table:table-cell>
        </table:table-row>
        <table:table-row>
          <table:table-cell office:value-type="string">
            <text:p>15-Sep-16</text:p>
          </table:table-cell>
          <table:table-cell office:value="762.89" office:value-type="float">
            <text:p>762.89</text:p>
          </table:table-cell>
          <table:table-cell office:value="773.8" office:value-type="float">
            <text:p>773.8</text:p>
          </table:table-cell>
          <table:table-cell office:value="759.96" office:value-type="float">
            <text:p>759.96</text:p>
          </table:table-cell>
          <table:table-cell office:value="771.76" office:value-type="float">
            <text:p>771.76</text:p>
          </table:table-cell>
          <table:table-cell office:value="1346751" office:value-type="float">
            <text:p>1346751</text:p>
          </table:table-cell>
        </table:table-row>
        <table:table-row>
          <table:table-cell office:value-type="string">
            <text:p>14-Sep-16</text:p>
          </table:table-cell>
          <table:table-cell office:value="759.61" office:value-type="float">
            <text:p>759.61</text:p>
          </table:table-cell>
          <table:table-cell office:value="767.68" office:value-type="float">
            <text:p>767.68</text:p>
          </table:table-cell>
          <table:table-cell office:value="759.11" office:value-type="float">
            <text:p>759.11</text:p>
          </table:table-cell>
          <table:table-cell office:value="762.49" office:value-type="float">
            <text:p>762.49</text:p>
          </table:table-cell>
          <table:table-cell office:value="1094490" office:value-type="float">
            <text:p>1094490</text:p>
          </table:table-cell>
        </table:table-row>
        <table:table-row>
          <table:table-cell office:value-type="string">
            <text:p>13-Sep-16</text:p>
          </table:table-cell>
          <table:table-cell office:value="764.48" office:value-type="float">
            <text:p>764.48</text:p>
          </table:table-cell>
          <table:table-cell office:value="766.22" office:value-type="float">
            <text:p>766.22</text:p>
          </table:table-cell>
          <table:table-cell office:value="755.8" office:value-type="float">
            <text:p>755.8</text:p>
          </table:table-cell>
          <table:table-cell office:value="759.69" office:value-type="float">
            <text:p>759.69</text:p>
          </table:table-cell>
          <table:table-cell office:value="1395046" office:value-type="float">
            <text:p>1395046</text:p>
          </table:table-cell>
        </table:table-row>
        <table:table-row>
          <table:table-cell office:value-type="string">
            <text:p>12-Sep-16</text:p>
          </table:table-cell>
          <table:table-cell office:value="755.13" office:value-type="float">
            <text:p>755.13</text:p>
          </table:table-cell>
          <table:table-cell office:value="770.29" office:value-type="float">
            <text:p>770.29</text:p>
          </table:table-cell>
          <table:table-cell office:value="754.0" office:value-type="float">
            <text:p>754.0</text:p>
          </table:table-cell>
          <table:table-cell office:value="769.02" office:value-type="float">
            <text:p>769.02</text:p>
          </table:table-cell>
          <table:table-cell office:value="1310986" office:value-type="float">
            <text:p>1310986</text:p>
          </table:table-cell>
        </table:table-row>
        <table:table-row>
          <table:table-cell office:value-type="string">
            <text:p>9-Sep-16</text:p>
          </table:table-cell>
          <table:table-cell office:value="770.1" office:value-type="float">
            <text:p>770.1</text:p>
          </table:table-cell>
          <table:table-cell office:value="773.24" office:value-type="float">
            <text:p>773.24</text:p>
          </table:table-cell>
          <table:table-cell office:value="759.66" office:value-type="float">
            <text:p>759.66</text:p>
          </table:table-cell>
          <table:table-cell office:value="759.66" office:value-type="float">
            <text:p>759.66</text:p>
          </table:table-cell>
          <table:table-cell office:value="1885496" office:value-type="float">
            <text:p>1885496</text:p>
          </table:table-cell>
        </table:table-row>
        <table:table-row>
          <table:table-cell office:value-type="string">
            <text:p>8-Sep-16</text:p>
          </table:table-cell>
          <table:table-cell office:value="778.59" office:value-type="float">
            <text:p>778.59</text:p>
          </table:table-cell>
          <table:table-cell office:value="780.35" office:value-type="float">
            <text:p>780.35</text:p>
          </table:table-cell>
          <table:table-cell office:value="773.58" office:value-type="float">
            <text:p>773.58</text:p>
          </table:table-cell>
          <table:table-cell office:value="775.32" office:value-type="float">
            <text:p>775.32</text:p>
          </table:table-cell>
          <table:table-cell office:value="1270264" office:value-type="float">
            <text:p>1270264</text:p>
          </table:table-cell>
        </table:table-row>
        <table:table-row>
          <table:table-cell office:value-type="string">
            <text:p>7-Sep-16</text:p>
          </table:table-cell>
          <table:table-cell office:value="780.0" office:value-type="float">
            <text:p>780.0</text:p>
          </table:table-cell>
          <table:table-cell office:value="782.73" office:value-type="float">
            <text:p>782.73</text:p>
          </table:table-cell>
          <table:table-cell office:value="776.2" office:value-type="float">
            <text:p>776.2</text:p>
          </table:table-cell>
          <table:table-cell office:value="780.35" office:value-type="float">
            <text:p>780.35</text:p>
          </table:table-cell>
          <table:table-cell office:value="894021" office:value-type="float">
            <text:p>894021</text:p>
          </table:table-cell>
        </table:table-row>
        <table:table-row>
          <table:table-cell office:value-type="string">
            <text:p>6-Sep-16</text:p>
          </table:table-cell>
          <table:table-cell office:value="773.45" office:value-type="float">
            <text:p>773.45</text:p>
          </table:table-cell>
          <table:table-cell office:value="782.0" office:value-type="float">
            <text:p>782.0</text:p>
          </table:table-cell>
          <table:table-cell office:value="771.0" office:value-type="float">
            <text:p>771.0</text:p>
          </table:table-cell>
          <table:table-cell office:value="780.08" office:value-type="float">
            <text:p>780.08</text:p>
          </table:table-cell>
          <table:table-cell office:value="1442822" office:value-type="float">
            <text:p>1442822</text:p>
          </table:table-cell>
        </table:table-row>
        <table:table-row>
          <table:table-cell office:value-type="string">
            <text:p>2-Sep-16</text:p>
          </table:table-cell>
          <table:table-cell office:value="773.01" office:value-type="float">
            <text:p>773.01</text:p>
          </table:table-cell>
          <table:table-cell office:value="773.92" office:value-type="float">
            <text:p>773.92</text:p>
          </table:table-cell>
          <table:table-cell office:value="768.41" office:value-type="float">
            <text:p>768.41</text:p>
          </table:table-cell>
          <table:table-cell office:value="771.46" office:value-type="float">
            <text:p>771.46</text:p>
          </table:table-cell>
          <table:table-cell office:value="1072658" office:value-type="float">
            <text:p>1072658</text:p>
          </table:table-cell>
        </table:table-row>
        <table:table-row>
          <table:table-cell office:value-type="string">
            <text:p>1-Sep-16</text:p>
          </table:table-cell>
          <table:table-cell office:value="769.25" office:value-type="float">
            <text:p>769.25</text:p>
          </table:table-cell>
          <table:table-cell office:value="771.02" office:value-type="float">
            <text:p>771.02</text:p>
          </table:table-cell>
          <table:table-cell office:value="764.3" office:value-type="float">
            <text:p>764.3</text:p>
          </table:table-cell>
          <table:table-cell office:value="768.78" office:value-type="float">
            <text:p>768.78</text:p>
          </table:table-cell>
          <table:table-cell office:value="925131" office:value-type="float">
            <text:p>925131</text:p>
          </table:table-cell>
        </table:table-row>
        <table:table-row>
          <table:table-cell office:value-type="string">
            <text:p>31-Aug-16</text:p>
          </table:table-cell>
          <table:table-cell office:value="767.01" office:value-type="float">
            <text:p>767.01</text:p>
          </table:table-cell>
          <table:table-cell office:value="769.09" office:value-type="float">
            <text:p>769.09</text:p>
          </table:table-cell>
          <table:table-cell office:value="765.38" office:value-type="float">
            <text:p>765.38</text:p>
          </table:table-cell>
          <table:table-cell office:value="767.05" office:value-type="float">
            <text:p>767.05</text:p>
          </table:table-cell>
          <table:table-cell office:value="1248556" office:value-type="float">
            <text:p>1248556</text:p>
          </table:table-cell>
        </table:table-row>
        <table:table-row>
          <table:table-cell office:value-type="string">
            <text:p>30-Aug-16</text:p>
          </table:table-cell>
          <table:table-cell office:value="769.33" office:value-type="float">
            <text:p>769.33</text:p>
          </table:table-cell>
          <table:table-cell office:value="774.47" office:value-type="float">
            <text:p>774.47</text:p>
          </table:table-cell>
          <table:table-cell office:value="766.84" office:value-type="float">
            <text:p>766.84</text:p>
          </table:table-cell>
          <table:table-cell office:value="769.09" office:value-type="float">
            <text:p>769.09</text:p>
          </table:table-cell>
          <table:table-cell office:value="1130029" office:value-type="float">
            <text:p>1130029</text:p>
          </table:table-cell>
        </table:table-row>
        <table:table-row>
          <table:table-cell office:value-type="string">
            <text:p>29-Aug-16</text:p>
          </table:table-cell>
          <table:table-cell office:value="768.74" office:value-type="float">
            <text:p>768.74</text:p>
          </table:table-cell>
          <table:table-cell office:value="774.99" office:value-type="float">
            <text:p>774.99</text:p>
          </table:table-cell>
          <table:table-cell office:value="766.62" office:value-type="float">
            <text:p>766.62</text:p>
          </table:table-cell>
          <table:table-cell office:value="772.15" office:value-type="float">
            <text:p>772.15</text:p>
          </table:table-cell>
          <table:table-cell office:value="847565" office:value-type="float">
            <text:p>847565</text:p>
          </table:table-cell>
        </table:table-row>
        <table:table-row>
          <table:table-cell office:value-type="string">
            <text:p>26-Aug-16</text:p>
          </table:table-cell>
          <table:table-cell office:value="769.0" office:value-type="float">
            <text:p>769.0</text:p>
          </table:table-cell>
          <table:table-cell office:value="776.08" office:value-type="float">
            <text:p>776.08</text:p>
          </table:table-cell>
          <table:table-cell office:value="765.85" office:value-type="float">
            <text:p>765.85</text:p>
          </table:table-cell>
          <table:table-cell office:value="769.54" office:value-type="float">
            <text:p>769.54</text:p>
          </table:table-cell>
          <table:table-cell office:value="1166681" office:value-type="float">
            <text:p>1166681</text:p>
          </table:table-cell>
        </table:table-row>
        <table:table-row>
          <table:table-cell office:value-type="string">
            <text:p>25-Aug-16</text:p>
          </table:table-cell>
          <table:table-cell office:value="767.0" office:value-type="float">
            <text:p>767.0</text:p>
          </table:table-cell>
          <table:table-cell office:value="771.89" office:value-type="float">
            <text:p>771.89</text:p>
          </table:table-cell>
          <table:table-cell office:value="763.18" office:value-type="float">
            <text:p>763.18</text:p>
          </table:table-cell>
          <table:table-cell office:value="769.41" office:value-type="float">
            <text:p>769.41</text:p>
          </table:table-cell>
          <table:table-cell office:value="926883" office:value-type="float">
            <text:p>926883</text:p>
          </table:table-cell>
        </table:table-row>
        <table:table-row>
          <table:table-cell office:value-type="string">
            <text:p>24-Aug-16</text:p>
          </table:table-cell>
          <table:table-cell office:value="770.58" office:value-type="float">
            <text:p>770.58</text:p>
          </table:table-cell>
          <table:table-cell office:value="774.5" office:value-type="float">
            <text:p>774.5</text:p>
          </table:table-cell>
          <table:table-cell office:value="767.07" office:value-type="float">
            <text:p>767.07</text:p>
          </table:table-cell>
          <table:table-cell office:value="769.64" office:value-type="float">
            <text:p>769.64</text:p>
          </table:table-cell>
          <table:table-cell office:value="1071999" office:value-type="float">
            <text:p>1071999</text:p>
          </table:table-cell>
        </table:table-row>
        <table:table-row>
          <table:table-cell office:value-type="string">
            <text:p>23-Aug-16</text:p>
          </table:table-cell>
          <table:table-cell office:value="775.48" office:value-type="float">
            <text:p>775.48</text:p>
          </table:table-cell>
          <table:table-cell office:value="776.44" office:value-type="float">
            <text:p>776.44</text:p>
          </table:table-cell>
          <table:table-cell office:value="771.78" office:value-type="float">
            <text:p>771.78</text:p>
          </table:table-cell>
          <table:table-cell office:value="772.08" office:value-type="float">
            <text:p>772.08</text:p>
          </table:table-cell>
          <table:table-cell office:value="928232" office:value-type="float">
            <text:p>928232</text:p>
          </table:table-cell>
        </table:table-row>
        <table:table-row>
          <table:table-cell office:value-type="string">
            <text:p>22-Aug-16</text:p>
          </table:table-cell>
          <table:table-cell office:value="773.27" office:value-type="float">
            <text:p>773.27</text:p>
          </table:table-cell>
          <table:table-cell office:value="774.54" office:value-type="float">
            <text:p>774.54</text:p>
          </table:table-cell>
          <table:table-cell office:value="770.05" office:value-type="float">
            <text:p>770.05</text:p>
          </table:table-cell>
          <table:table-cell office:value="772.15" office:value-type="float">
            <text:p>772.15</text:p>
          </table:table-cell>
          <table:table-cell office:value="951362" office:value-type="float">
            <text:p>951362</text:p>
          </table:table-cell>
        </table:table-row>
        <table:table-row>
          <table:table-cell office:value-type="string">
            <text:p>19-Aug-16</text:p>
          </table:table-cell>
          <table:table-cell office:value="775.0" office:value-type="float">
            <text:p>775.0</text:p>
          </table:table-cell>
          <table:table-cell office:value="777.1" office:value-type="float">
            <text:p>777.1</text:p>
          </table:table-cell>
          <table:table-cell office:value="773.13" office:value-type="float">
            <text:p>773.13</text:p>
          </table:table-cell>
          <table:table-cell office:value="775.42" office:value-type="float">
            <text:p>775.42</text:p>
          </table:table-cell>
          <table:table-cell office:value="861546" office:value-type="float">
            <text:p>861546</text:p>
          </table:table-cell>
        </table:table-row>
        <table:table-row>
          <table:table-cell office:value-type="string">
            <text:p>18-Aug-16</text:p>
          </table:table-cell>
          <table:table-cell office:value="780.01" office:value-type="float">
            <text:p>780.01</text:p>
          </table:table-cell>
          <table:table-cell office:value="782.86" office:value-type="float">
            <text:p>782.86</text:p>
          </table:table-cell>
          <table:table-cell office:value="777.0" office:value-type="float">
            <text:p>777.0</text:p>
          </table:table-cell>
          <table:table-cell office:value="777.5" office:value-type="float">
            <text:p>777.5</text:p>
          </table:table-cell>
          <table:table-cell office:value="719429" office:value-type="float">
            <text:p>719429</text:p>
          </table:table-cell>
        </table:table-row>
        <table:table-row>
          <table:table-cell office:value-type="string">
            <text:p>17-Aug-16</text:p>
          </table:table-cell>
          <table:table-cell office:value="777.32" office:value-type="float">
            <text:p>777.32</text:p>
          </table:table-cell>
          <table:table-cell office:value="780.81" office:value-type="float">
            <text:p>780.81</text:p>
          </table:table-cell>
          <table:table-cell office:value="773.53" office:value-type="float">
            <text:p>773.53</text:p>
          </table:table-cell>
          <table:table-cell office:value="779.91" office:value-type="float">
            <text:p>779.91</text:p>
          </table:table-cell>
          <table:table-cell office:value="924226" office:value-type="float">
            <text:p>924226</text:p>
          </table:table-cell>
        </table:table-row>
        <table:table-row>
          <table:table-cell office:value-type="string">
            <text:p>16-Aug-16</text:p>
          </table:table-cell>
          <table:table-cell office:value="780.3" office:value-type="float">
            <text:p>780.3</text:p>
          </table:table-cell>
          <table:table-cell office:value="780.98" office:value-type="float">
            <text:p>780.98</text:p>
          </table:table-cell>
          <table:table-cell office:value="773.44" office:value-type="float">
            <text:p>773.44</text:p>
          </table:table-cell>
          <table:table-cell office:value="777.14" office:value-type="float">
            <text:p>777.14</text:p>
          </table:table-cell>
          <table:table-cell office:value="1028047" office:value-type="float">
            <text:p>1028047</text:p>
          </table:table-cell>
        </table:table-row>
        <table:table-row>
          <table:table-cell office:value-type="string">
            <text:p>15-Aug-16</text:p>
          </table:table-cell>
          <table:table-cell office:value="783.75" office:value-type="float">
            <text:p>783.75</text:p>
          </table:table-cell>
          <table:table-cell office:value="787.49" office:value-type="float">
            <text:p>787.49</text:p>
          </table:table-cell>
          <table:table-cell office:value="780.11" office:value-type="float">
            <text:p>780.11</text:p>
          </table:table-cell>
          <table:table-cell office:value="782.44" office:value-type="float">
            <text:p>782.44</text:p>
          </table:table-cell>
          <table:table-cell office:value="938186" office:value-type="float">
            <text:p>938186</text:p>
          </table:table-cell>
        </table:table-row>
        <table:table-row>
          <table:table-cell office:value-type="string">
            <text:p>12-Aug-16</text:p>
          </table:table-cell>
          <table:table-cell office:value="781.5" office:value-type="float">
            <text:p>781.5</text:p>
          </table:table-cell>
          <table:table-cell office:value="783.4" office:value-type="float">
            <text:p>783.4</text:p>
          </table:table-cell>
          <table:table-cell office:value="780.4" office:value-type="float">
            <text:p>780.4</text:p>
          </table:table-cell>
          <table:table-cell office:value="783.22" office:value-type="float">
            <text:p>783.22</text:p>
          </table:table-cell>
          <table:table-cell office:value="740498" office:value-type="float">
            <text:p>740498</text:p>
          </table:table-cell>
        </table:table-row>
        <table:table-row>
          <table:table-cell office:value-type="string">
            <text:p>11-Aug-16</text:p>
          </table:table-cell>
          <table:table-cell office:value="785.0" office:value-type="float">
            <text:p>785.0</text:p>
          </table:table-cell>
          <table:table-cell office:value="789.75" office:value-type="float">
            <text:p>789.75</text:p>
          </table:table-cell>
          <table:table-cell office:value="782.97" office:value-type="float">
            <text:p>782.97</text:p>
          </table:table-cell>
          <table:table-cell office:value="784.85" office:value-type="float">
            <text:p>784.85</text:p>
          </table:table-cell>
          <table:table-cell office:value="975113" office:value-type="float">
            <text:p>975113</text:p>
          </table:table-cell>
        </table:table-row>
        <table:table-row>
          <table:table-cell office:value-type="string">
            <text:p>10-Aug-16</text:p>
          </table:table-cell>
          <table:table-cell office:value="783.75" office:value-type="float">
            <text:p>783.75</text:p>
          </table:table-cell>
          <table:table-cell office:value="786.81" office:value-type="float">
            <text:p>786.81</text:p>
          </table:table-cell>
          <table:table-cell office:value="782.78" office:value-type="float">
            <text:p>782.78</text:p>
          </table:table-cell>
          <table:table-cell office:value="784.68" office:value-type="float">
            <text:p>784.68</text:p>
          </table:table-cell>
          <table:table-cell office:value="786363" office:value-type="float">
            <text:p>786363</text:p>
          </table:table-cell>
        </table:table-row>
        <table:table-row>
          <table:table-cell office:value-type="string">
            <text:p>9-Aug-16</text:p>
          </table:table-cell>
          <table:table-cell office:value="781.1" office:value-type="float">
            <text:p>781.1</text:p>
          </table:table-cell>
          <table:table-cell office:value="788.94" office:value-type="float">
            <text:p>788.94</text:p>
          </table:table-cell>
          <table:table-cell office:value="780.57" office:value-type="float">
            <text:p>780.57</text:p>
          </table:table-cell>
          <table:table-cell office:value="784.26" office:value-type="float">
            <text:p>784.26</text:p>
          </table:table-cell>
          <table:table-cell office:value="1318894" office:value-type="float">
            <text:p>1318894</text:p>
          </table:table-cell>
        </table:table-row>
        <table:table-row>
          <table:table-cell office:value-type="string">
            <text:p>8-Aug-16</text:p>
          </table:table-cell>
          <table:table-cell office:value="782.0" office:value-type="float">
            <text:p>782.0</text:p>
          </table:table-cell>
          <table:table-cell office:value="782.63" office:value-type="float">
            <text:p>782.63</text:p>
          </table:table-cell>
          <table:table-cell office:value="778.09" office:value-type="float">
            <text:p>778.09</text:p>
          </table:table-cell>
          <table:table-cell office:value="781.76" office:value-type="float">
            <text:p>781.76</text:p>
          </table:table-cell>
          <table:table-cell office:value="1107857" office:value-type="float">
            <text:p>1107857</text:p>
          </table:table-cell>
        </table:table-row>
        <table:table-row>
          <table:table-cell office:value-type="string">
            <text:p>5-Aug-16</text:p>
          </table:table-cell>
          <table:table-cell office:value="773.78" office:value-type="float">
            <text:p>773.78</text:p>
          </table:table-cell>
          <table:table-cell office:value="783.04" office:value-type="float">
            <text:p>783.04</text:p>
          </table:table-cell>
          <table:table-cell office:value="772.34" office:value-type="float">
            <text:p>772.34</text:p>
          </table:table-cell>
          <table:table-cell office:value="782.22" office:value-type="float">
            <text:p>782.22</text:p>
          </table:table-cell>
          <table:table-cell office:value="1801205" office:value-type="float">
            <text:p>1801205</text:p>
          </table:table-cell>
        </table:table-row>
        <table:table-row>
          <table:table-cell office:value-type="string">
            <text:p>4-Aug-16</text:p>
          </table:table-cell>
          <table:table-cell office:value="772.22" office:value-type="float">
            <text:p>772.22</text:p>
          </table:table-cell>
          <table:table-cell office:value="774.07" office:value-type="float">
            <text:p>774.07</text:p>
          </table:table-cell>
          <table:table-cell office:value="768.8" office:value-type="float">
            <text:p>768.8</text:p>
          </table:table-cell>
          <table:table-cell office:value="771.61" office:value-type="float">
            <text:p>771.61</text:p>
          </table:table-cell>
          <table:table-cell office:value="1140254" office:value-type="float">
            <text:p>1140254</text:p>
          </table:table-cell>
        </table:table-row>
        <table:table-row>
          <table:table-cell office:value-type="string">
            <text:p>3-Aug-16</text:p>
          </table:table-cell>
          <table:table-cell office:value="767.18" office:value-type="float">
            <text:p>767.18</text:p>
          </table:table-cell>
          <table:table-cell office:value="773.21" office:value-type="float">
            <text:p>773.21</text:p>
          </table:table-cell>
          <table:table-cell office:value="766.82" office:value-type="float">
            <text:p>766.82</text:p>
          </table:table-cell>
          <table:table-cell office:value="773.18" office:value-type="float">
            <text:p>773.18</text:p>
          </table:table-cell>
          <table:table-cell office:value="1287421" office:value-type="float">
            <text:p>1287421</text:p>
          </table:table-cell>
        </table:table-row>
        <table:table-row>
          <table:table-cell office:value-type="string">
            <text:p>2-Aug-16</text:p>
          </table:table-cell>
          <table:table-cell office:value="768.69" office:value-type="float">
            <text:p>768.69</text:p>
          </table:table-cell>
          <table:table-cell office:value="775.84" office:value-type="float">
            <text:p>775.84</text:p>
          </table:table-cell>
          <table:table-cell office:value="767.85" office:value-type="float">
            <text:p>767.85</text:p>
          </table:table-cell>
          <table:table-cell office:value="771.07" office:value-type="float">
            <text:p>771.07</text:p>
          </table:table-cell>
          <table:table-cell office:value="1784525" office:value-type="float">
            <text:p>1784525</text:p>
          </table:table-cell>
        </table:table-row>
        <table:table-row>
          <table:table-cell office:value-type="string">
            <text:p>1-Aug-16</text:p>
          </table:table-cell>
          <table:table-cell office:value="761.09" office:value-type="float">
            <text:p>761.09</text:p>
          </table:table-cell>
          <table:table-cell office:value="780.43" office:value-type="float">
            <text:p>780.43</text:p>
          </table:table-cell>
          <table:table-cell office:value="761.09" office:value-type="float">
            <text:p>761.09</text:p>
          </table:table-cell>
          <table:table-cell office:value="772.88" office:value-type="float">
            <text:p>772.88</text:p>
          </table:table-cell>
          <table:table-cell office:value="2700470" office:value-type="float">
            <text:p>2700470</text:p>
          </table:table-cell>
        </table:table-row>
        <table:table-row>
          <table:table-cell office:value-type="string">
            <text:p>29-Jul-16</text:p>
          </table:table-cell>
          <table:table-cell office:value="772.71" office:value-type="float">
            <text:p>772.71</text:p>
          </table:table-cell>
          <table:table-cell office:value="778.55" office:value-type="float">
            <text:p>778.55</text:p>
          </table:table-cell>
          <table:table-cell office:value="766.77" office:value-type="float">
            <text:p>766.77</text:p>
          </table:table-cell>
          <table:table-cell office:value="768.79" office:value-type="float">
            <text:p>768.79</text:p>
          </table:table-cell>
          <table:table-cell office:value="3841482" office:value-type="float">
            <text:p>3841482</text:p>
          </table:table-cell>
        </table:table-row>
        <table:table-row>
          <table:table-cell office:value-type="string">
            <text:p>28-Jul-16</text:p>
          </table:table-cell>
          <table:table-cell office:value="747.04" office:value-type="float">
            <text:p>747.04</text:p>
          </table:table-cell>
          <table:table-cell office:value="748.65" office:value-type="float">
            <text:p>748.65</text:p>
          </table:table-cell>
          <table:table-cell office:value="739.3" office:value-type="float">
            <text:p>739.3</text:p>
          </table:table-cell>
          <table:table-cell office:value="745.91" office:value-type="float">
            <text:p>745.91</text:p>
          </table:table-cell>
          <table:table-cell office:value="3530169" office:value-type="float">
            <text:p>3530169</text:p>
          </table:table-cell>
        </table:table-row>
        <table:table-row>
          <table:table-cell office:value-type="string">
            <text:p>27-Jul-16</text:p>
          </table:table-cell>
          <table:table-cell office:value="738.28" office:value-type="float">
            <text:p>738.28</text:p>
          </table:table-cell>
          <table:table-cell office:value="744.46" office:value-type="float">
            <text:p>744.46</text:p>
          </table:table-cell>
          <table:table-cell office:value="737.0" office:value-type="float">
            <text:p>737.0</text:p>
          </table:table-cell>
          <table:table-cell office:value="741.77" office:value-type="float">
            <text:p>741.77</text:p>
          </table:table-cell>
          <table:table-cell office:value="1512517" office:value-type="float">
            <text:p>1512517</text:p>
          </table:table-cell>
        </table:table-row>
        <table:table-row>
          <table:table-cell office:value-type="string">
            <text:p>26-Jul-16</text:p>
          </table:table-cell>
          <table:table-cell office:value="739.04" office:value-type="float">
            <text:p>739.04</text:p>
          </table:table-cell>
          <table:table-cell office:value="741.69" office:value-type="float">
            <text:p>741.69</text:p>
          </table:table-cell>
          <table:table-cell office:value="734.27" office:value-type="float">
            <text:p>734.27</text:p>
          </table:table-cell>
          <table:table-cell office:value="738.42" office:value-type="float">
            <text:p>738.42</text:p>
          </table:table-cell>
          <table:table-cell office:value="1186738" office:value-type="float">
            <text:p>1186738</text:p>
          </table:table-cell>
        </table:table-row>
        <table:table-row>
          <table:table-cell office:value-type="string">
            <text:p>25-Jul-16</text:p>
          </table:table-cell>
          <table:table-cell office:value="740.67" office:value-type="float">
            <text:p>740.67</text:p>
          </table:table-cell>
          <table:table-cell office:value="742.61" office:value-type="float">
            <text:p>742.61</text:p>
          </table:table-cell>
          <table:table-cell office:value="737.5" office:value-type="float">
            <text:p>737.5</text:p>
          </table:table-cell>
          <table:table-cell office:value="739.77" office:value-type="float">
            <text:p>739.77</text:p>
          </table:table-cell>
          <table:table-cell office:value="1032432" office:value-type="float">
            <text:p>1032432</text:p>
          </table:table-cell>
        </table:table-row>
        <table:table-row>
          <table:table-cell office:value-type="string">
            <text:p>22-Jul-16</text:p>
          </table:table-cell>
          <table:table-cell office:value="741.86" office:value-type="float">
            <text:p>741.86</text:p>
          </table:table-cell>
          <table:table-cell office:value="743.24" office:value-type="float">
            <text:p>743.24</text:p>
          </table:table-cell>
          <table:table-cell office:value="736.56" office:value-type="float">
            <text:p>736.56</text:p>
          </table:table-cell>
          <table:table-cell office:value="742.74" office:value-type="float">
            <text:p>742.74</text:p>
          </table:table-cell>
          <table:table-cell office:value="1259823" office:value-type="float">
            <text:p>1259823</text:p>
          </table:table-cell>
        </table:table-row>
        <table:table-row>
          <table:table-cell office:value-type="string">
            <text:p>21-Jul-16</text:p>
          </table:table-cell>
          <table:table-cell office:value="740.36" office:value-type="float">
            <text:p>740.36</text:p>
          </table:table-cell>
          <table:table-cell office:value="741.69" office:value-type="float">
            <text:p>741.69</text:p>
          </table:table-cell>
          <table:table-cell office:value="735.83" office:value-type="float">
            <text:p>735.83</text:p>
          </table:table-cell>
          <table:table-cell office:value="738.63" office:value-type="float">
            <text:p>738.63</text:p>
          </table:table-cell>
          <table:table-cell office:value="1026306" office:value-type="float">
            <text:p>1026306</text:p>
          </table:table-cell>
        </table:table-row>
        <table:table-row>
          <table:table-cell office:value-type="string">
            <text:p>20-Jul-16</text:p>
          </table:table-cell>
          <table:table-cell office:value="737.33" office:value-type="float">
            <text:p>737.33</text:p>
          </table:table-cell>
          <table:table-cell office:value="742.13" office:value-type="float">
            <text:p>742.13</text:p>
          </table:table-cell>
          <table:table-cell office:value="737.1" office:value-type="float">
            <text:p>737.1</text:p>
          </table:table-cell>
          <table:table-cell office:value="741.19" office:value-type="float">
            <text:p>741.19</text:p>
          </table:table-cell>
          <table:table-cell office:value="1289671" office:value-type="float">
            <text:p>1289671</text:p>
          </table:table-cell>
        </table:table-row>
        <table:table-row>
          <table:table-cell office:value-type="string">
            <text:p>19-Jul-16</text:p>
          </table:table-cell>
          <table:table-cell office:value="729.89" office:value-type="float">
            <text:p>729.89</text:p>
          </table:table-cell>
          <table:table-cell office:value="736.99" office:value-type="float">
            <text:p>736.99</text:p>
          </table:table-cell>
          <table:table-cell office:value="729.0" office:value-type="float">
            <text:p>729.0</text:p>
          </table:table-cell>
          <table:table-cell office:value="736.96" office:value-type="float">
            <text:p>736.96</text:p>
          </table:table-cell>
          <table:table-cell office:value="1227486" office:value-type="float">
            <text:p>1227486</text:p>
          </table:table-cell>
        </table:table-row>
        <table:table-row>
          <table:table-cell office:value-type="string">
            <text:p>18-Jul-16</text:p>
          </table:table-cell>
          <table:table-cell office:value="722.71" office:value-type="float">
            <text:p>722.71</text:p>
          </table:table-cell>
          <table:table-cell office:value="736.13" office:value-type="float">
            <text:p>736.13</text:p>
          </table:table-cell>
          <table:table-cell office:value="721.19" office:value-type="float">
            <text:p>721.19</text:p>
          </table:table-cell>
          <table:table-cell office:value="733.78" office:value-type="float">
            <text:p>733.78</text:p>
          </table:table-cell>
          <table:table-cell office:value="1295476" office:value-type="float">
            <text:p>1295476</text:p>
          </table:table-cell>
        </table:table-row>
        <table:table-row>
          <table:table-cell office:value-type="string">
            <text:p>15-Jul-16</text:p>
          </table:table-cell>
          <table:table-cell office:value="725.73" office:value-type="float">
            <text:p>725.73</text:p>
          </table:table-cell>
          <table:table-cell office:value="725.74" office:value-type="float">
            <text:p>725.74</text:p>
          </table:table-cell>
          <table:table-cell office:value="719.06" office:value-type="float">
            <text:p>719.06</text:p>
          </table:table-cell>
          <table:table-cell office:value="719.85" office:value-type="float">
            <text:p>719.85</text:p>
          </table:table-cell>
          <table:table-cell office:value="1279339" office:value-type="float">
            <text:p>1279339</text:p>
          </table:table-cell>
        </table:table-row>
        <table:table-row>
          <table:table-cell office:value-type="string">
            <text:p>14-Jul-16</text:p>
          </table:table-cell>
          <table:table-cell office:value="721.58" office:value-type="float">
            <text:p>721.58</text:p>
          </table:table-cell>
          <table:table-cell office:value="722.21" office:value-type="float">
            <text:p>722.21</text:p>
          </table:table-cell>
          <table:table-cell office:value="718.03" office:value-type="float">
            <text:p>718.03</text:p>
          </table:table-cell>
          <table:table-cell office:value="720.95" office:value-type="float">
            <text:p>720.95</text:p>
          </table:table-cell>
          <table:table-cell office:value="950193" office:value-type="float">
            <text:p>950193</text:p>
          </table:table-cell>
        </table:table-row>
        <table:table-row>
          <table:table-cell office:value-type="string">
            <text:p>13-Jul-16</text:p>
          </table:table-cell>
          <table:table-cell office:value="723.62" office:value-type="float">
            <text:p>723.62</text:p>
          </table:table-cell>
          <table:table-cell office:value="724.0" office:value-type="float">
            <text:p>724.0</text:p>
          </table:table-cell>
          <table:table-cell office:value="716.85" office:value-type="float">
            <text:p>716.85</text:p>
          </table:table-cell>
          <table:table-cell office:value="716.98" office:value-type="float">
            <text:p>716.98</text:p>
          </table:table-cell>
          <table:table-cell office:value="935876" office:value-type="float">
            <text:p>935876</text:p>
          </table:table-cell>
        </table:table-row>
        <table:table-row>
          <table:table-cell office:value-type="string">
            <text:p>12-Jul-16</text:p>
          </table:table-cell>
          <table:table-cell office:value="719.12" office:value-type="float">
            <text:p>719.12</text:p>
          </table:table-cell>
          <table:table-cell office:value="722.94" office:value-type="float">
            <text:p>722.94</text:p>
          </table:table-cell>
          <table:table-cell office:value="715.91" office:value-type="float">
            <text:p>715.91</text:p>
          </table:table-cell>
          <table:table-cell office:value="720.64" office:value-type="float">
            <text:p>720.64</text:p>
          </table:table-cell>
          <table:table-cell office:value="1336921" office:value-type="float">
            <text:p>1336921</text:p>
          </table:table-cell>
        </table:table-row>
        <table:table-row>
          <table:table-cell office:value-type="string">
            <text:p>11-Jul-16</text:p>
          </table:table-cell>
          <table:table-cell office:value="708.05" office:value-type="float">
            <text:p>708.05</text:p>
          </table:table-cell>
          <table:table-cell office:value="716.51" office:value-type="float">
            <text:p>716.51</text:p>
          </table:table-cell>
          <table:table-cell office:value="707.24" office:value-type="float">
            <text:p>707.24</text:p>
          </table:table-cell>
          <table:table-cell office:value="715.09" office:value-type="float">
            <text:p>715.09</text:p>
          </table:table-cell>
          <table:table-cell office:value="1111762" office:value-type="float">
            <text:p>1111762</text:p>
          </table:table-cell>
        </table:table-row>
        <table:table-row>
          <table:table-cell office:value-type="string">
            <text:p>8-Jul-16</text:p>
          </table:table-cell>
          <table:table-cell office:value="699.5" office:value-type="float">
            <text:p>699.5</text:p>
          </table:table-cell>
          <table:table-cell office:value="705.71" office:value-type="float">
            <text:p>705.71</text:p>
          </table:table-cell>
          <table:table-cell office:value="696.44" office:value-type="float">
            <text:p>696.44</text:p>
          </table:table-cell>
          <table:table-cell office:value="705.63" office:value-type="float">
            <text:p>705.63</text:p>
          </table:table-cell>
          <table:table-cell office:value="1575166" office:value-type="float">
            <text:p>1575166</text:p>
          </table:table-cell>
        </table:table-row>
        <table:table-row>
          <table:table-cell office:value-type="string">
            <text:p>7-Jul-16</text:p>
          </table:table-cell>
          <table:table-cell office:value="698.08" office:value-type="float">
            <text:p>698.08</text:p>
          </table:table-cell>
          <table:table-cell office:value="698.2" office:value-type="float">
            <text:p>698.2</text:p>
          </table:table-cell>
          <table:table-cell office:value="688.22" office:value-type="float">
            <text:p>688.22</text:p>
          </table:table-cell>
          <table:table-cell office:value="695.36" office:value-type="float">
            <text:p>695.36</text:p>
          </table:table-cell>
          <table:table-cell office:value="1304200" office:value-type="float">
            <text:p>1304200</text:p>
          </table:table-cell>
        </table:table-row>
        <table:table-row>
          <table:table-cell office:value-type="string">
            <text:p>6-Jul-16</text:p>
          </table:table-cell>
          <table:table-cell office:value="689.98" office:value-type="float">
            <text:p>689.98</text:p>
          </table:table-cell>
          <table:table-cell office:value="701.68" office:value-type="float">
            <text:p>701.68</text:p>
          </table:table-cell>
          <table:table-cell office:value="689.09" office:value-type="float">
            <text:p>689.09</text:p>
          </table:table-cell>
          <table:table-cell office:value="697.77" office:value-type="float">
            <text:p>697.77</text:p>
          </table:table-cell>
          <table:table-cell office:value="1411925" office:value-type="float">
            <text:p>1411925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3</meta:generator>
  </office:meta>
</office:document-meta>
</file>